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style>
    <style:style style:name="P2" style:family="paragraph" style:parent-style-name="Standard">
      <style:paragraph-properties fo:line-height="200%" fo:text-align="center" style:justify-single-word="false"/>
    </style:style>
    <style:style style:name="P3" style:family="paragraph" style:parent-style-name="Standard">
      <style:paragraph-properties fo:line-height="200%"/>
      <style:text-properties fo:font-style="normal" style:font-style-asian="normal" style:font-style-complex="normal"/>
    </style:style>
    <style:style style:name="P4" style:family="paragraph" style:parent-style-name="Standard">
      <style:paragraph-properties fo:line-height="200%" fo:text-align="start" style:justify-single-word="false"/>
      <style:text-properties fo:font-style="normal" style:font-style-asian="normal" style:font-style-complex="normal"/>
    </style:style>
    <style:style style:name="P5" style:family="paragraph" style:parent-style-name="Standard">
      <style:paragraph-properties fo:margin-left="0in" fo:margin-right="0.4366in" fo:line-height="200%" fo:text-align="start" style:justify-single-word="false" fo:text-indent="0in" style:auto-text-indent="false"/>
    </style:style>
    <style:style style:name="P6" style:family="paragraph" style:parent-style-name="Standard">
      <style:paragraph-properties fo:line-height="200%" fo:text-align="center" style:justify-single-word="false" fo:break-before="page"/>
      <style:text-properties fo:font-style="normal" style:font-style-asian="normal" style:font-style-complex="normal"/>
    </style:style>
    <style:style style:name="P7" style:family="paragraph" style:parent-style-name="Standard">
      <style:paragraph-properties fo:line-height="200%" fo:break-before="page"/>
    </style:style>
    <style:style style:name="P8" style:family="paragraph" style:parent-style-name="Standard" style:master-page-name="First_20_Page">
      <style:paragraph-properties fo:line-height="200%" style:page-number="auto"/>
    </style:style>
    <style:style style:name="P9" style:family="paragraph" style:parent-style-name="Header">
      <style:paragraph-properties fo:text-align="end" style:justify-single-word="false"/>
    </style:style>
    <style:style style:name="P10" style:family="paragraph" style:parent-style-name="Footnote">
      <style:paragraph-properties fo:break-before="page"/>
    </style:style>
    <style:style style:name="P11" style:family="paragraph" style:parent-style-name="Hanging_20_indent">
      <style:paragraph-properties fo:line-height="150%"/>
    </style:style>
    <style:style style:name="T1" style:family="text">
      <style:text-properties fo:font-style="italic" style:font-style-asian="italic" style:font-style-complex="italic"/>
    </style:style>
    <style:style style:name="T2" style:family="text">
      <style:text-properties fo:font-style="italic" fo:font-weight="normal"/>
    </style:style>
    <style:style style:name="T3" style:family="text">
      <style:text-properties fo:font-style="italic" fo:font-weight="normal" style:font-style-asian="italic" style:font-style-complex="italic"/>
    </style:style>
    <style:style style:name="T4" style:family="text">
      <style:text-properties fo:font-size="12pt" style:font-size-asian="12pt"/>
    </style:style>
    <style:style style:name="T5" style:family="text">
      <style:text-properties fo:font-size="12pt" fo:font-style="italic" style:font-size-asian="12pt" style:font-style-asian="italic" style:font-style-complex="italic"/>
    </style:style>
    <style:style style:name="T6" style:family="text">
      <style:text-properties fo:font-size="12pt" fo:font-style="italic" fo:font-weight="normal" style:font-size-asian="12pt" style:font-style-asian="italic" style:font-style-complex="italic"/>
    </style:style>
    <style:style style:name="T7" style:family="text">
      <style:text-properties fo:font-size="12pt" fo:font-style="normal" style:font-size-asian="12pt"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1"/>
      <text:p text:style-name="P1"/>
      <text:p text:style-name="P1"/>
      <text:p text:style-name="P1"/>
      <text:p text:style-name="P1"/>
      <text:p text:style-name="P1"/>
      <text:p text:style-name="P1"/>
      <text:p text:style-name="P1"/>
      <text:p text:style-name="P1"/>
      <text:p text:style-name="P2">Ashes in the Wind: </text:p>
      <text:p text:style-name="P2">The Jedwabne Controversy and the Expatriation of Guilt</text:p>
      <text:p text:style-name="P7">“In a summer day in 1941 [...] half of the town of Jedwabne brutally murdered the other half, 1600 men, women and children,” claimed Polish historian Jan T. Gross in his 2001 monograph, <text:span text:style-name="T3">Neighbors</text:span>.<text:span text:style-name="Endnote_20_anchor"><text:note text:id="ftn88" text:note-class="endnote"><text:note-citation>i</text:note-citation><text:note-body><text:p text:style-name="P10"><text:span text:style-name="T4">Jan T. Gross, </text:span><text:span text:style-name="T6">Neighbors</text:span><text:span text:style-name="T5">: The Destruction of the Jewish Community in Jedwabne, Poland.</text:span><text:span text:style-name="T7"> (New York: Penguin, 2002), <text:s/>xviii.</text:span></text:p></text:note-body></text:note></text:span> The work sparked a firestorm of controversy in Poland unusual for a contemporary Holocaust monograph. Not only have widely different narratives of the day's events since emerged, but the controversy of the historical episode of the small town has since transcended academia and erupted into mainstream Polish culture: shortly after the publication of <text:span text:style-name="T3">Neighbors</text:span>, the Polish government launched a federal investigation; former President Kwaśniewski's 2001 apology for the pogrom became a controversy in its own right; and much of the rhetoric discussing the massacre been vitriolic, even among academics. The ferocity of the Jedwabne debate reflects not a nation-wide appetite for accurate historical narratives, but a piercing test of Polish identity. The debate sparked by Gross's <text:span text:style-name="T3">Neighbors</text:span><text:span text:style-name="T8"> transformed the town of Jedwabne into a metonym for Polish-Jewish relations and placed it at the center of a crisis of Polish nationalism.</text:span></text:p>
      <text:p text:style-name="P1"><text:tab/>Removed over seventy years from the events of 10 July 1941, It is unlikely that a complete timeline can ever be produced. <text:s/>Although the massacre occurred in the Summer of 1941, the continued upheaval of World War II delayed written documentation of the events in Jedwabne for several years. No earlier than 1945, a testimony by Szmul Wasersztejn, a survivor the pogrom, was deposited into the archives of the Jewish Historical Institute in Warsaw.<text:note text:id="ftn87" text:note-class="footnote"><text:note-citation>1</text:note-citation><text:note-body><text:p text:style-name="Footnote">Krzysztof Persak, “Jedwabne before the Court: Poland’s Justice and the Jedwabne Massacre—Investigations and Court Proceedings, 1947–1974,” <text:span text:style-name="T1">East European Politics &amp; Societies 25</text:span>, no. 3 (August 2011): 416.</text:p></text:note-body></text:note> Knowledge that a pogrom occurred, however, did not initiate concrete action; it took another four years until formal investigations into the pogrom produced further written testimonies of the events. The decades following the 1949 trials failed to produce any major new caches of <text:soft-page-break/>information. Despite a stale source base, historiographic treatments of the massacre have been anything but. Although we may not be able to trace the precise timeline of events of the Jedwabne massacre, it is fruitful to consider how synopses of the massacre have evolved in the intervening decades.</text:p>
      <text:p text:style-name="P2">Legal Memory</text:p>
      <text:p text:style-name="P1">On December 27, 1947, Całka Migdał, a pre-war emigre from Poland to Uruguay, learned of the pogrom second-hand. Although Migdał emigrated, his family remained, and in a letter to the Central Committee of Jews in Poland, he demanded judicial action.<text:note text:id="ftn7" text:note-class="footnote"><text:note-citation>2</text:note-citation><text:note-body><text:p text:style-name="Footnote">Ibid., 416.</text:p></text:note-body></text:note></text:p>
      <text:p text:style-name="Blockquote">We have information that they [the Jews of Jedwabne] died, not at the hands of Germans, but at the hands of Poles. We also know that Poles have not so far been prosecuted for this crime. They live on in the same small town [...] One person from our town, who is today living in Palestine, wrote to us about this matter.<text:note text:id="ftn64" text:note-class="footnote"><text:note-citation>3</text:note-citation><text:note-body><text:p text:style-name="Footnote">Andrzej Rzepliński, “Jedwabne--Let Us Be Silent in the Face of This Chrime,” interview by Piotr Lipiński, <text:span text:style-name="T1">Gazeta Wyborcza</text:span> (Warsaw), 22 July 2002, in The Neighbors Respond: The Controversy over the Massacre in Jedwabne, eds. Antony Polonsky and Joanna Michlic (Princeton: Princeton University Press, 2004), 147.</text:p></text:note-body></text:note></text:p>
      <text:p text:style-name="P1">The Committee forwarded summaries of both Wasersztejn's deposition and Migdał's letter to the Ministry of Justice for further investigation. <text:s/>On February 16, 1948, the Ministry instructed the public prosecutor of the District Court in Łomża to initiate a formal investigation. Although the instructions arrived at District Public Security Office in Łomża on March 23, 1948, it took an additional nine months before local authorities made the firsts arrests in relation to the Pogrom on January 8, 1949.<text:note text:id="ftn8" text:note-class="footnote"><text:note-citation>4</text:note-citation><text:note-body><text:p text:style-name="Footnote">Persak, 417.</text:p></text:note-body></text:note> Prosecutors based initial arrests on the account of Wasersztejn, but of the sixteen participants identified, only two were detained. The testimony of Bolesław Ramotowski, <text:soft-page-break/>the first individual to be detained, identified an additional forty-eight participants; only fourteen were detained for any amount of time.<text:note text:id="ftn9" text:note-class="footnote"><text:note-citation>5</text:note-citation><text:note-body><text:p text:style-name="Footnote">Ibid.</text:p></text:note-body></text:note> In all, the testimonies given during the investigations and trial produced the identities of 115 participants in the massacre. The prosecution ultimately charged twenty-two individuals with participation in the pogrom. <text:note text:id="ftn10" text:note-class="footnote"><text:note-citation>6</text:note-citation><text:note-body><text:p text:style-name="Footnote">Ibid., 418.</text:p></text:note-body></text:note></text:p>
      <text:p text:style-name="P1"><text:tab/>In his detailed 2011 synopsis of the investigation and trial, "Jedwabne Before the Court," Krzysztof Persak notes that a handful of tropes pervade the testimonies of the investigation and trial. Initial testimonies by those detained were forthcoming in admitting non-violent participation. He notes Władysław Dąbrowski’s testimony as characteristic of this pattern: "I did not take part in murdering Jews; I only took part in guarding them in the market square." The details of the actual murder were less forthcoming; the suspects spoke reluctantly about the events near the barn, and only four admitted to being there. Conversely, most of the individuals sought as prosecuting witnesses claimed emphatically to know nothing about any murder of Jews. The latter trope came to characterize the processions of hearing before the Łomża District court on May 16 and 17, 1949. Most of the defendants redacted the statements they made during the investigation, and all plead not guilty. Although the defense attempted to shift the blame away from the accused, Persak notes that none proposed a narrative that shifted full responsibility for the massacre onto Gestapo forces. Ultimately, the court concluded that, while complicity in murder was a severe crime, those involved had been "forced to cooperate" with the Gestapo. Eleven of the defendants were sentenced to between eight and ten years of prison. Only one, Karol Bardoń, the was sentenced to death on the basis that he acted voluntarily. The remaining ten defendants were acquitted for lack of evidence.<text:span text:style-name="T8"><text:note text:id="ftn11" text:note-class="footnote"><text:note-citation>7</text:note-citation><text:note-body><text:p text:style-name="Footnote">Ibid., 421.</text:p></text:note-body></text:note></text:span></text:p>
      <text:p text:style-name="P1"><text:soft-page-break/><text:tab/>The prosecutors did not attempt to produce a complete narrative of the events of the pogrom, but the statements of the judges nonetheless suggest a crude outline. "The violence employed by the Germans [with respect] to the defendants was a result of a great number in which they appeared in Jedwabne on the critical day, and [of] the fact that the Jews had to be driven out of their homes to the assembly point, which the Germans could not do due to their relatively small number."<text:note text:id="ftn97" text:note-class="footnote"><text:note-citation>8</text:note-citation><text:note-body><text:p text:style-name="Footnote">Ibid., 422.</text:p></text:note-body></text:note> While there were not a significant enough number of Germans to carry out the pogrom themselves, their numbers were formidable enough that they were able to coerce some of Jedwabne's inhabitants into cooperation. Perhaps aware of this contradiction of statements, they went on to clarify coercion should not be understood in the limited sense of a German personally overseeing that each defendant carried out their orders.<text:note text:id="ftn12" text:note-class="footnote"><text:note-citation>9</text:note-citation><text:note-body><text:p text:style-name="Footnote">Ibid.</text:p></text:note-body></text:note></text:p>
      <text:p text:style-name="P2">Post-Trial Memory</text:p>
      <text:p text:style-name="P1"><text:tab/>Notwithstanding a minor retrial that occurred in 1954, historical memory of the Jedwabne massacre remained mostly static for another decade. In either 1962 or 1963, a monument memorializing the victims of the pogrom was erected by the Łomża ZBoWiD on the site of the mass grave in Jedwabne.<text:note text:id="ftn13" text:note-class="footnote"><text:note-citation>10</text:note-citation><text:note-body><text:p text:style-name="Footnote">Kaczyński, Andrzej. “Burnt Offering,” <text:span text:style-name="T2">Rzeczpospolita</text:span> (Warsaw), May 5, 2000. In <text:span text:style-name="T2">The Neighbors Respond: The Controversy over the Massacre in Jedwabne,</text:span> edited by Antony Polonsky and Joanna Michlic, 50-59. Oxford: Princeton University Press, 2004.</text:p></text:note-body></text:note> It's inscription purported both a count of the pogrom's victims and the identities of the perpetrators. “Execution site of the Jewish Population. The Gestapo and Nazi gendarmarie burned alive 1,600 people on 10 July, 1941”.<text:note text:id="ftn14" text:note-class="footnote"><text:note-citation>11</text:note-citation><text:note-body><text:p text:style-name="Footnote">Krzysztof Persak, “Jedwabne before the Court: Poland’s Justice and the Jedwabne Massacre—Investigations and Court Proceedings, 1947–1974,” East European Politics &amp; Societies 25, no. 3 (August 2011): 424.</text:p></text:note-body></text:note> In 1967, the Main Commission to Investigate Nazi War Crimes in Poland launched investigations into war crimes in the Bialystok <text:soft-page-break/>region. The investigation into the Jedwabne crime similarly described it as "burning of around 1,600 Jews from Jedwabne, Łomża district, by the Germans in July 1941."<text:note text:id="ftn15" text:note-class="footnote"><text:note-citation>12</text:note-citation><text:note-body><text:p text:style-name="Footnote">Kaczyński, “Burnt Offering,” 55.</text:p></text:note-body></text:note></text:p>
      <text:p text:style-name="P1"><text:tab/>In 1966, Syzmon Datner, in an article in the Bulletin of the Jewish Historical Institute, characterized the anti-Jewish crimes in the Bialystok after the attack on the USSR by Germany as being the product of German special operations forces. According to Datner, German units organized "outbursts", for propagandist purposes: "As a rule, they photographed the scenes that were played out as evidence that the Jews were hated not only by the Germans."<text:note text:id="ftn68" text:note-class="footnote"><text:note-citation>13</text:note-citation><text:note-body><text:p text:style-name="Footnote">Ibid.</text:p></text:note-body></text:note> He contends that Germans collaborated with Poles in these crimes, supplying arms and inciting racial tension, but shying away from direct participation when possible. </text:p>
      <text:p text:style-name="Blockquote">The Germans dragged the dregs of the local community, as well as the so called Blue Police into these crimes. This was a phenomenon that was relatively rare in occupied Poland, as well as in the rest of the Bialystok region, where the location population--Polish and Belarusian alike--refused to be hoodwinked by German provocation [...] In a few cases , the local scum and criminal elements allowed themselves to be used as henchmen by the Germans. However, the majority of the work was done by German Hands.<text:note text:id="ftn16" text:note-class="footnote"><text:note-citation>14</text:note-citation><text:note-body><text:p text:style-name="Footnote">Ibid.</text:p></text:note-body></text:note></text:p>
      <text:p text:style-name="P1">While Datner did not specifically describe the pogroms of Jedwabne, the model he described remained the primary premise of descriptions of the Jedwabne pogrom until the publication of <text:span text:style-name="T2">Neighbors</text:span>. After a three-year freeze of the renewed investigations beginning in 1968, the legal investigation of the Jedwabne crime was taken over in 1971 by Waldemar Monkiewicz. Over the next three years, Monkiewicz interrogated five witnesses, resulting in the identification of <text:soft-page-break/>several Germans involved in the Pogrom. One witness, Julia Sokołowska, a cook at the gendarmarie post in Jedwabne, claimed there was a confluence of 240 gendarmaries in Jedwabne--most from surrounding towns. Follow-up investigations conducted by West Germany failed to bear fruit, and the Polish investigation into Jedwabne was discontinued in 1977.<text:note text:id="ftn98" text:note-class="footnote"><text:note-citation>15</text:note-citation><text:note-body><text:p text:style-name="Footnote">Persak, 427.</text:p></text:note-body></text:note></text:p>
      <text:p text:style-name="P1"><text:tab/>Between 1982 and 1989, Monkiewicz published a series of articles purporting to construct a historical timeline of the events in Jedwabne. These reports reflected the best summary of historical memory after the pogrom. In 1986, in a ceremony marking the 250th anniversary of Jedwabne's town charter, Monkiewicz stated the pogrom was initiated when 150 police entered Jedwabne by motor vehicle, and estimated between six-hundred and nine-hundred Jewish causalities. For what he described as "understandable reasons", he omitted mention of the names of the Polish auxiliary police known to be involved in the crime.<text:note text:id="ftn99" text:note-class="footnote"><text:note-citation>16</text:note-citation><text:note-body><text:p text:style-name="Footnote">Kaczyński, 56.</text:p></text:note-body></text:note> Monkiewicz, gave a more detailed synopsis of the event in Jedwabne three years later in the University of Bialystok's Studio Podlaskie:</text:p>
      <text:p text:style-name="Blockquote">In early July 1941, 200 men from the 309th and 316th German police battalions were detached to form a special unit, called Kommando Bialystok, under the command of Wolfgang Birkner, who was seconded from the Warsaw Gestapo. Only 10 July, this unit arrived in Jedwabne by truck. Both the gendarmerie and the auxiliary police were engaged in the operation carried out against the Jews. The auxiliary police were involved only in leading the victims to the square and escorting the victims to the square and escorting them out of the town. There, the Nazis committed unspeakable cruelty, driving some 900 people into a barn that <text:soft-page-break/>they next closed, and the walls of which they splashed with gasoline and set alight, causing the martyrs deaths of the men, women, and children inside.<text:note text:id="ftn17" text:note-class="footnote"><text:note-citation>17</text:note-citation><text:note-body><text:p text:style-name="Footnote">Kaczyński, 55-56.</text:p></text:note-body></text:note></text:p>
      <text:p text:style-name="P5">This narrative remained the definitive narrative of the Jedwabne for the decade to come.</text:p>
      <text:p text:style-name="P2">A New History<text:tab/></text:p>
      <text:p text:style-name="P1"><text:tab/>Although the testimony of Szmul Wasersztejn provided the impetus for the early legal investigations into the Jedwabne massacre, a treatment of the massacre corroborating his statements (which incriminated the Polish inhabitants of Jedwabne) was not produced until after his death on February 9, 2000.<text:note text:id="ftn103" text:note-class="footnote"><text:note-citation>18</text:note-citation><text:note-body><text:p text:style-name="Footnote">Antony Polonsky and Joanna Michlic, “Chronology,” in <text:span text:style-name="T1">The Neighbors Respond: The Controversy over the Massacre in Jedwabne</text:span>, eds. Antony Polonsky and Joanna Michlic (Princeton: Princeton University Press, 2004), 453.</text:p></text:note-body></text:note> Later that Spring, Gross's article "Lato 1941 w Jedwabnem. Przyczynek do badań nad udziałem społeczności lokalnych w eksterminacji narodu żydowskiego w latach II wojny światowej" (Summer 1941 in Jedwabne: A contribution to research on the role of local societies in the extermination of the Jewish nation in the years of the Second World War) appeared in the festschrift dedicated to Tomasz Strzembosz (the leading historian on Polish-Jewish relations in the Bialystok region), <text:span text:style-name="T1">Europa nieprowincjonalna</text:span>.<text:note text:id="ftn100" text:note-class="footnote"><text:note-citation>19</text:note-citation><text:note-body><text:p text:style-name="Footnote">Kaczyński, 52.</text:p></text:note-body></text:note> The article, for the most part, was a presentation of Szmul Wasersztejn's testimony without much added analysis.<text:note text:id="ftn101" text:note-class="footnote"><text:note-citation>20</text:note-citation><text:note-body><text:p text:style-name="Footnote">Ibid.</text:p></text:note-body></text:note> Gross expanded his study of Jedwabne in an English-language paper entitled "Jews and Their Polish <text:span text:style-name="T9">Neighbors</text:span>: The Case of Jedwabne during the Soviet Occupation in the Summer of 1941," presented at the conference "Polish-Jewish Relations during and after the Holocaust—New Approaches," held at New York's Yeshiva University.<text:note text:id="ftn102" text:note-class="footnote"><text:note-citation>21</text:note-citation><text:note-body><text:p text:style-name="Footnote">Polonsky et al., “Chronology,” 453.</text:p></text:note-body></text:note></text:p>
      <text:p text:style-name="P1"><text:tab/>The publication of these articles germinated renewed interest in the massacre in both <text:soft-page-break/>Poland and the United States. On May 5, Andrzej Kaczyński published "Calopalenie", the first of his articles referencing Gross's research, in <text:span text:style-name="T2">Rzeczpospolita</text:span>, a leading Polish daily newspaper.<text:note text:id="ftn105" text:note-class="footnote"><text:note-citation>22</text:note-citation><text:note-body><text:p text:style-name="Footnote">Ibid.</text:p></text:note-body></text:note> Morlan Ty Rogers, twenty-seven of who's relatives perished in the massacre, reproduced the article in English as "Burning Alive" on his website.<text:note text:id="ftn104" text:note-class="footnote"><text:note-citation>23</text:note-citation><text:note-body><text:p text:style-name="Footnote">Ibid.</text:p></text:note-body></text:note> Although the publication of <text:span text:style-name="T2">Neighbors</text:span> is usually cited as the beginning of the controversy over the Jedwabne event, a nascent debate began almost immediately Kaczyński's May 5 article. On May 8, the town council of Jedwabne announced that it would undertake a reevaluation of the massacre and by May 13, articles published in the nationalistic daily <text:span text:style-name="T1">Nasz Dziennik</text:span> accused Kaczyński and Gross of "propagating lies'".<text:note text:id="ftn89" text:note-class="footnote"><text:note-citation>24</text:note-citation><text:note-body><text:p text:style-name="Footnote">Polonsky et al., <text:span text:style-name="T1">Neighbors Respond</text:span><text:span text:style-name="T8">, 37.</text:span></text:p></text:note-body></text:note></text:p>
      <text:p text:style-name="P1"><text:tab/>Gross's monograph, <text:span text:style-name="T1">Sasiedza. Historio zaglady zydowskiego miasteczka</text:span>, published on 21 May 2000, expanded his earlier non-critical retelling of Wasersztejn's testimony of the Jedwabne controversy into a complete narrative of events by corroborating it with the testimonies of the 1949 trials. Gross traced the beginning of the pogrom to the morning of July 10, when all of Jedwabne's Catholic adult males were called to to assemble outside the town hall. Gross surmises that there must have been some prior knowledge of what was to occur, as carts carrying people from nearby hamlets had been arriving since dawn. The assembled men "were equipped by the German gendarmerie and Karolak and Sobuta (mayor and head of the Jedwabne gendarme, respectively) with whips and clubs. Then Karolak and Sobuta ordered the assembled men to bring to the square in front of the town hall all the Jews of Jedwabne."<text:note text:id="ftn0" text:note-class="footnote"><text:note-citation>25</text:note-citation><text:note-body><text:p text:style-name="Footnote">Gross, <text:span text:style-name="T1">Neighbors</text:span><text:span text:style-name="T8">, 56.</text:span></text:p></text:note-body></text:note> The Jews were thusly ordered to assemble to the market square for cleaning duty. Such an order was not entirely out of <text:soft-page-break/>the ordinary in Jewish-Polish relations of that period. </text:p>
      <text:p text:style-name="P1"><text:tab/>Gross's narrative divides the subsequent events into four approximate phases: hunting, humiliation, holocaust and plunder. Apparently cognizant that what was to ensue was not, in fact, 'cleaning duty', several hundred Jews attempted to escape. A band of teenagers brought captured Nielawicki as he attempted to flee across the fields to Wizna; he was beaten and brought to the square. Olszewicz, another Jewish survivor the pogrom, has his first escape thwarted similarly by roaming guards; he too was beaten and brought to the square. In all, Gross estimates between 100 and 200 Jews escaped from Jedwabne. Of those caught, some were brought to the square as Nielawicki and Olszewicz were, but most were killed on the spot. Testimonies singled out a member of the Kobrzyniecki family, first name historically unknown, as the most effective killer of this phase; in two separate testimonies, he is described as gutting eighteen Jews with a knife. </text:p>
      <text:p text:style-name="P1"><text:tab/>Those who did not attempt to flee were subjected to humiliating acts. A dozen Jews were ordered by Sobuta and Wasilewski "to do some ridiculous gymnastic exercises." Another group was ordered to fell a statue of Lenin erected by the Soviets during the previous period of occupation. " When the Jews broke the stature, they were told to put its various pieces on some boards and carry it around, and the rabbi was told to walk in front with his hat on a stick, and all had to sing, 'The war is because of us, the war is for us.'"<text:note text:id="ftn1" text:note-class="footnote"><text:note-citation>26</text:note-citation><text:note-body><text:p text:style-name="Footnote">Ibid., 62.</text:p></text:note-body></text:note></text:p>
      <text:p text:style-name="P1"><text:tab/>Gross surmised that, having realized the relative ineffectiveness of piecemeal killings, the participants sought a more efficient method of execution. X recalled, "When I came to the square, they told me to give my barn to burn the Jews, to which I started pleading to spare my barn." Another barn was used, instead. "While varying the statue , all the Jews were chased toward the barn, and the barn was doused with gasoline and lit, and in this manner fifteen <text:soft-page-break/>hundred Jewish people perished."<text:note text:id="ftn3" text:note-class="footnote"><text:note-citation>27</text:note-citation><text:note-body><text:p text:style-name="Footnote">Ibid., 22.</text:p></text:note-body></text:note> The aforementioned member of the Kobrzyniecki family is identified as having lit the barn on fire. Three Jews entrapped in the barn managed to escape; Janek Neumark, his sister and daughter were pressed against the barn door when a blast of hot air blew it open. Though their exit was bared by Staszek Sielawa, wielding an axe, the trio managed to disarm him and make it to the cemetery, where they hid.</text:p>
      <text:p text:style-name="P1"><text:tab/>Having ridden the town of most of its Jews, the remaining inhabitants of Jedwabne found themselves grossly unprepared for the aftermath. The hot July weather fueled fears that an epidemic would ravage the town unless the corpses were disposed of with haste. The manager of Jedwabne's Gendarme accused the mayor of over-promising in a public confrontation: "You insisted that you'd put things in order with the Jews, but you don't know how to put things in order at all."<text:note text:id="ftn2" text:note-class="footnote"><text:note-citation>28</text:note-citation><text:note-body><text:p text:style-name="Footnote">Ibid., 65.</text:p></text:note-body></text:note>The plunder of Jewish property now began, a phase to which Gross devoted an entire chapter to. Those responsible for burying the corpses searched through the singed clothing for hidden valuables. Although the gendarmie attempted to seize found property, "anyone who hid it in his shoe saved the catch."<text:note text:id="ftn4" text:note-class="footnote"><text:note-citation>29</text:note-citation><text:note-body><text:p text:style-name="Footnote">Ibid., 64.</text:p></text:note-body></text:note></text:p>
      <text:p text:style-name="P1"><text:tab/>In the narration of the pogrom itself, Gross's own voice is sparsely heard; rather, he strings together the first-hand accounts of the pogrom in a cohesive manner. Although the testimonies of pogrom survivors such as Wasersztejn inspired Neighbor's alternative reading of the sources, they are not the primary testimonies heard in <text:span text:style-name="T2">Neighbors</text:span>. Nor does Gross focus on the most violent participants of the pogrom, those who set the barn ablaze or murdered Jews individually. Rather, filled with the accounts of those who stood by—the neighbors who refused shelter, who pedaled the property of the murdered Jews, and who harassed the very in Jedwabne <text:soft-page-break/>few who protected Jews—<text:span text:style-name="T2">Neighbors</text:span> aligned complacency with collaboration. While this association is implicit (albeit, inescapable) during Gross's narration of the pogrom itself, Gross takes the additional step of devoting the succeeding chapters to a discussion of the moral ramifications of his findings and their context in broader Polish-Jewish relations.</text:p>
      <text:p text:style-name="P1"><text:tab/>Although the publication of <text:span text:style-name="T1">Neighbors</text:span> was not, as some have said, an unprecedented spark to an unprecedented debate, it is notable that, unlike all previous treatments of the Jedwabne massacre, Gross's thesis succeeded in penetrating the public conscience. In the following few months, the academic debate of the Jedwabne controversy produced more journal articles than had been penned in it's fifty-year historiographic legacy--that's to say nothing of the popular outcry.<text:note text:id="ftn106" text:note-class="footnote"><text:note-citation>30</text:note-citation><text:note-body><text:p text:style-name="Footnote">By March 2001, no less than 200 articles on the massacre had been published in Polish periodicals. </text:p></text:note-body></text:note> Although scarcely new evidence of Jedwabne event has emerged since <text:span text:style-name="T2">Neighbors</text:span>, a slew of widely different narratives of the day's events emerged. Amidst such a sudden outburst of debate, it seems unlikely that the ferocity of the debate over the Jedwabne massacre merely reflected a national appetite for history.</text:p>
      <text:p text:style-name="P2">The Silence of Jedwabne</text:p>
      <text:p text:style-name="P1"><text:tab/>By the time Andrzej Kaczyński and Gabriela Szczęsna visited Jedwabne in preparations for their May 5th and May 7th articles in <text:span text:style-name="T2">Rzeczpospolita</text:span> and <text:span text:style-name="T2">Kontakty</text:span>, respectively, a shift in the relationship between the town's inhabitants and the massacre had already begun. Since 1999, a small number of the town's inhabitant's had gathered annually on July 10 at the site of the pogrom's memorial for a candlelight vigil.<text:note text:id="ftn107" text:note-class="footnote"><text:note-citation>31</text:note-citation><text:note-body><text:p text:style-name="Footnote">Gabriela Szczęsna, “The Blood of Jedwabne,” <text:span text:style-name="T1">Kontakty</text:span> (Łomża), May 5, 2000, in <text:span text:style-name="T1">The Neighbors Respond: The Controversy over the Massacre in Jedwabne</text:span>, eds. Antony Polonsky and Joanna Michlic (Princeton: Princeton University Press, 2004), 64.</text:p></text:note-body></text:note> Whatever advancements had been made unfettered dialog was not among them: Kaczyński reported difficulty in extracting statements from <text:soft-page-break/>inhabitants. If, however, this difficulty reflected a conspiracy among Jedwabne's inhabitants, it was not a conspiracy of ignorance they participated in, but one of silence. The elderly persons interviewed by Kaczyński generally confirmed Wasersztejn's account of events insofar that Poles were foremost among the perpetrators.<text:note text:id="ftn108" text:note-class="footnote"><text:note-citation>32</text:note-citation><text:note-body><text:p text:style-name="Footnote">Kaczyński, “Burnt Offering,” 51.</text:p></text:note-body></text:note> Henryek Adamczyk, twelve at time time of the massacre recalled, "My parents ordered me to hide but I can still hear the screaming of the Jews being led to their death, and I can smell the stench of the burning." Her husband, Eugeniusz Adamczyk, two tended to the memorial erected by the ZBoWid and was the first commander of the Citizen's Militia post in Jedwabne, recalled arresting three suspected perpetrators of the massacre and delivering them for interrogation to Łomża.</text:p>
      <text:p text:style-name="P1"><text:tab/>Both Kaczyński and Szczęsna found that knowledge of the massacre was shared, undistorted, by younger generations. Jedwabne mayor Krzysztof Godlewski, in his interview with Szczęsna, recalled that "the memory of them was constantly kept alive for us by Marianna Gosiewska, a prewar teacher.”<text:note text:id="ftn90" text:note-class="footnote"><text:note-citation>33</text:note-citation><text:note-body><text:p text:style-name="Footnote">Szczęsna, “The Blood of Jedwabne,” 63.</text:p></text:note-body></text:note> Krystyna Raszczyk, born after the massacre, learned of it from her grandfather: "A few Jews were able to escape from the column of death. I know this from my grandfather. Five of them hid in his orchard. Among them were Hancia and Szmul; he could see who was murdering his son. Szmul also told Grandfather that before herding them into the barn, the Poles ordered the Jews to remove their shoes good clothes, and jewelry."<text:note text:id="ftn91" text:note-class="footnote"><text:note-citation>34</text:note-citation><text:note-body><text:p text:style-name="Footnote">Ibid., 61.</text:p></text:note-body></text:note> Moreover, a memory of the plunder of Jewish property still persisted. When Kaczyński's photographer asked a group of teenagers in the town square "to point out any mementos of the Jedwabne Jews, or the monument to them, they first asked with a hint of sarcasm whether he had come to take back the <text:soft-page-break/>property that formerly belonged to the Jews."<text:note text:id="ftn92" text:note-class="footnote"><text:note-citation>35</text:note-citation><text:note-body><text:p text:style-name="Footnote">Kaczyński, “Burnt Offering,” 51.</text:p></text:note-body></text:note></text:p>
      <text:p text:style-name="P1"><text:tab/>Invariably, Kaczyński was assured that "none of the murderers is still alive."<text:note text:id="ftn93" text:note-class="footnote"><text:note-citation>36</text:note-citation><text:note-body><text:p text:style-name="Footnote">Kaczyński, “Burnt Offering,” 51.</text:p></text:note-body></text:note> Neither Kaczyński nor Szczęsna encountered any individuals who admitted to direct involvement, nor did any other journalists before the end of that year. Like the final statements given in the trial, no townspeople recalled being in the group that led Jedwabne's Jews to the barn. Some, as Kaczyński and Szczęsna encountered, recalled watching from a distance--a few reports of attempted aid emerged following the form, "I tried to give someone a cup of water, but some thug hit me on the hand with a club..."<text:note text:id="ftn94" text:note-class="footnote"><text:note-citation>37</text:note-citation><text:note-body><text:p text:style-name="Footnote">Adam Dobroński, “Jedwabne Stigmatized,” <text:span text:style-name="T1">Kurier Poranny</text:span> (Białystok), December 1, 2000, in Thou Shalt Not Kill: Poles on Jedwabne, ed. William Brand (Warsaw: Więź, 2001).</text:p></text:note-body></text:note> A question that emerged during the Soviet trials resurfaced: "Who was that thug?"<text:note text:id="ftn95" text:note-class="footnote"><text:note-citation>38</text:note-citation><text:note-body><text:p text:style-name="Footnote">Ibid.</text:p></text:note-body></text:note> Their identities did not die with them. Jerzy Ramotowski, a secondary-school teacher in Jedwabne, reported that in the ensuing decades, "the names of the murderers have remained an open secret"--open, perhaps, among Jedwabne's residents, but closed to prying journalists.<text:note text:id="ftn96" text:note-class="footnote"><text:note-citation>39</text:note-citation><text:note-body><text:p text:style-name="Footnote">Szczęsna, “The Blood of Jedwabne,” 63.</text:p></text:note-body></text:note> Similarly, the mayor voiced his reluctance to exhume their identities: "The truth is sacred. [...] However, I'm not in favor of simply naming the perpetrators of the crime [...] wounds should be left to heal and not be opened anew."<text:note text:id="ftn65" text:note-class="footnote"><text:note-citation>40</text:note-citation><text:note-body><text:p text:style-name="Footnote">Ibid.</text:p></text:note-body></text:note> Behind the facade of stoicism and reluctance reporters received, however, Jedwabne was ablaze with discussion.</text:p>
      <text:p text:style-name="Blockquote">Quiet insider discussions are in progress in Jedwabne, and the visitor can only hear fragments of these opinions, a few facts here and there, and only on the condition that he switches off his camera or tape recorder and seems trustworthy. Then, he hears the names of those who forgot their fear of God, were tempted by <text:soft-page-break/>Jewish property, and allowed themselves to fall under Satan's power.<text:note text:id="ftn18" text:note-class="footnote"><text:note-citation>41</text:note-citation><text:note-body><text:p text:style-name="Footnote">Adam Dobroński, “Jedwabne Stigmatized,” <text:span text:style-name="T1">Kurier Poranny</text:span> (Białystok), 1 December 2000, in <text:span text:style-name="T1">Thou Shalt Not Kill: Poles on Jedwabne</text:span>, ed. William Brand (Warsaw: Więź, 2001).</text:p></text:note-body></text:note></text:p>
      <text:p text:style-name="P1">If collective guilt was an unreasonable framework with which to condemn the town (and most of Jedwabne's inhabitants believed it was) then surely, identifying the perpetrators was an avenue for resigning the massacre to the past. Why, then, the secrecy? "Dead or old," was the description of the perpetrators given by Father Orłowski, Jedwabne's town priest.<text:note text:id="ftn110" text:note-class="footnote"><text:note-citation>42</text:note-citation><text:note-body><text:p text:style-name="Footnote">Godlewski et al., ed. Jacek Borkowicz, "We are Different People: A Discussion About Jedwabne in Jedwabne," <text:span text:style-name="T1">Więź</text:span> (Warsaw), April 2001, in <text:span text:style-name="T1">The Neighbors Respond: The Controversy Over the Massacre in Jedwabne</text:span>, eds. Antony Polonsky and Joanna Michlic (Princeton: Princeton University Press, 2004), 194.</text:p></text:note-body></text:note> Indeed, two of the fifteen persons convicted in the 1949 trials were still alive: Zygmunt Laudański, eighty-two, sentenced to twelve years and served eight; and Jerzy Laudański, seventy-nine, sentenced to fifteen years and served eight.<text:note text:id="ftn19" text:note-class="footnote"><text:note-citation>43</text:note-citation><text:note-body><text:p text:style-name="Footnote">Anna Bikont, “We of Jedwabne,” <text:span text:style-name="T1">Gazeta Wyborcza</text:span> (Warsaw), March 23, 2001, in <text:span text:style-name="T1">The Neighbors Respond: The Controversy over the Massacre in Jedwabne</text:span>, eds. Antony Polonsky and Joanna Michlic (Princeton: Princeton University Press, 2004), 268.</text:p></text:note-body></text:note></text:p>
      <text:p text:style-name="P1"><text:tab/>Whatever opportunities for unfettered research were enjoyed by Kaczyński and Szczęsna on their visits to Jedwabne ended with the publication of their articles--their visits to the town were among the last times (if not the very last time) that the town was visited in a 'pristine' state. The publication of Kaczyński's “Calopalenie” in <text:span text:style-name="T2">Rzeczpospolita</text:span>, one of Poland's largest dailies, suspended a magnifying glass over the town of Jedwabne--one through which the eyes of the world peered. When the assemblage of local townspeople visited the Pogrom's memorial for the fourth annual commemorative vigil on July 10, 2000, they were met by throngs of journalists and a crew from Polish national television.<text:note text:id="ftn66" text:note-class="footnote"><text:note-citation>44</text:note-citation><text:note-body><text:p text:style-name="Footnote">Szczęsna, “The Blood of Jedwabne,” 65.</text:p></text:note-body></text:note> In her coverage of the commemoration, Maria Kaczyńska encountered a reluctance to speak of the massacre, just as Kaczyński and Szczęsna <text:soft-page-break/>did. She recalled her discussion with one elderly woman, who insisted on remaining anonymous:</text:p>
      <text:p text:style-name="Blockquote">The woman states that she knows how the tragedy occurred because she was standing about twelve meters from the blazing barn. Earlier she had seen how people were dragged out of their homes in town. She also saw the murderers but will not say who they were. She refuses to give her own name, or to agree to meet a reporter for an interview. "Let the truth be discovered by those whose duty it is. I'm scared," she says, breaking off and wiping her tears.<text:note text:id="ftn20" text:note-class="footnote"><text:note-citation>45</text:note-citation><text:note-body><text:p text:style-name="Footnote">Ibid.</text:p></text:note-body></text:note></text:p>
      <text:p text:style-name="P1">Unlike the resistance Kaczyński and Szczęsna encountered, however, the reluctance bred in the months of intense public scrutiny was born out of a fear of guilt--not guilt in the infamous massacre, but a new crime: the defamation of Jedwabne. "We've been stuck with the reputation of a criminal town," stated town council chairman Michałowski.<text:note text:id="ftn109" text:note-class="footnote"><text:note-citation>46</text:note-citation><text:note-body><text:p text:style-name="Footnote">Ibid.</text:p></text:note-body></text:note> "This is unfair. [...] We must differentiate the criminals from the normal people. This was just as much a tragedy for the latter as for those murdered."<text:note text:id="ftn21" text:note-class="footnote"><text:note-citation>47</text:note-citation><text:note-body><text:p text:style-name="Footnote">Ibid.</text:p></text:note-body></text:note></text:p>
      <text:p text:style-name="P2">Jedwabne's Tragedy </text:p>
      <text:p text:style-name="P1">Michałowski was likely referring to the pain endured by those in the town who survived their Jewish friends, but a secondary meaning may be extracted from his words. The controversy over the Jedwabne massacre had become an existential threat to modern-day Jedwabne. Indeed, within a year of the publication of Gross's first works on the Jedwabne massacre, this latter tragedy had overtaken the massacre in both consequence and urgency. The scars of international scrutiny on the village were the primary of a round-table discussion between prominent Jedwabnites on February 22, 2001. "Those who live hear and come from here will never be the <text:soft-page-break/>same people they were a year ago," said Stanisław Przedchodzki, to the agreement of the entire panel. "The Jedwabne that existed before May 2000 is gone."<text:note text:id="ftn111" text:note-class="footnote"><text:note-citation>48</text:note-citation><text:note-body><text:p text:style-name="Footnote">Godlewski et al., "We are Different People,” 188.</text:p></text:note-body></text:note> Under what Przedchodzki called the "psychological burden" of "being on the lips of the world," the cohesiveness of the village of Jedwabne stretched to a breaking point with no clear escape.<text:note text:id="ftn112" text:note-class="footnote"><text:note-citation>49</text:note-citation><text:note-body><text:p text:style-name="Footnote">Ibid.</text:p></text:note-body></text:note> "Jedwabne is a small place. Everyone here knows everyone else, and the tragedy concerns everyone," Przedchodzki added.<text:note text:id="ftn113" text:note-class="footnote"><text:note-citation>50</text:note-citation><text:note-body><text:p text:style-name="Footnote">Ibid., 187.</text:p></text:note-body></text:note> What lay ahead for Jedwabne remained unclear, but it was unequivocal that neither silence nor ignorance remained tenable excuses for muting discussion. "I witnessed a five-year-old child listening to a conversation among adults, and then asking, 'Listen Grandfather, was it you who murdered those Jews, or your dad, or my dad,'" reported round-table participant Stanisław Michałowski.<text:note text:id="ftn22" text:note-class="footnote"><text:note-citation>51</text:note-citation><text:note-body><text:p text:style-name="Footnote">Ibid., 195.</text:p></text:note-body></text:note></text:p>
      <text:p text:style-name="P1"><text:tab/>That Jedwabne had changed was perhaps the only point of unanimous agreement in the discussion. The February round-table highlighted the emergence of stark disagreements in how Jedwabne should relate to its past. Przedchodzki, director of the Łomża branch of the Podlasie Public Health Center and former inhabitant of Jedwabne, represented the view that Jedwabne must undergo a radical self-reflection. "The people of Jedwabne are facing a difficult task," he stated. "They will have to accept the truth of events that, though they happened in the distant past, are nevertheless a tragedy that is very close to them today. But before that, they will have to prepare themselves by undergoing an internal mental change."<text:note text:id="ftn23" text:note-class="footnote"><text:note-citation>52</text:note-citation><text:note-body><text:p text:style-name="Footnote">Ibid., 182.</text:p></text:note-body></text:note> In Przedchodzki's view, the "truth" that Jedwabne needed to accept was, roughly speaking, was the truth as presented by Jan Gross in <text:span text:style-name="T2">Neighbors</text:span>. Stanisław Michałowski agreed, saying, "what happened in Jedwabne 1941 is <text:soft-page-break/>a painful but undeniable fact."<text:note text:id="ftn114" text:note-class="footnote"><text:note-citation>53</text:note-citation><text:note-body><text:p text:style-name="Footnote">Ibid., 189.</text:p></text:note-body></text:note> As clear-cut as Przedchodzki and Michałowski believed the truth to be, they acknowledged that the truth had not always been so unequivocal. Przedchodzki contended that Jedwabne's present-day inhabitants had long been victims of self-deception: "They try to interpret [the massacre] in <text:s/>their own way--not always in accordance with the truth--with the intention of protecting their families. These people will find it difficult to change and to accept the fact that certain events are irreversible. One always tries to seek an excuse."<text:note text:id="ftn24" text:note-class="footnote"><text:note-citation>54</text:note-citation><text:note-body><text:p text:style-name="Footnote">Ibid., 188.</text:p></text:note-body></text:note></text:p>
      <text:p text:style-name="P1"><text:tab/>Father Edward Orłowski, too, believed there was a crisis of historical denial, but not necessarily on the part of Poles: "Let us tell the whole truth; change must occur on both sides, and not just one."<text:note text:id="ftn115" text:note-class="footnote"><text:note-citation>55</text:note-citation><text:note-body><text:p text:style-name="Footnote">Ibid., 191.</text:p></text:note-body></text:note> Orłowski's narrative of the massacre bore more similarities with Monkiewicz's than Gross's:</text:p>
      <text:p text:style-name="Blockquote">For three days, the Jews were rounded up to weed the grass and clean the park. No one in town knew how it would end because on the critical day they, too, were headed onto the square. On the day when that unfortunate barn burned, the parish priest stood at the gateway leading to the church and watched. The town square was almost empty. People were only peeking out of the windows or around corners. The fear was pervasive. <text:note text:id="ftn5" text:note-class="footnote"><text:note-citation>56</text:note-citation><text:note-body><text:p text:style-name="Footnote">Ibid., 192.</text:p></text:note-body></text:note></text:p>
      <text:p text:style-name="P1">Although Orłowski admitted that "it cannot be excluded that some Poles were compelled to take part in this crime," he proposed that it had, rather, been motivated by revenge: "We must admit the whole truth: Young Jews supported communism, and the Soviets used the Jews against Poland."<text:note text:id="ftn6" text:note-class="footnote"><text:note-citation>57</text:note-citation><text:note-body><text:p text:style-name="Footnote">Ibid., 191.</text:p></text:note-body></text:note></text:p>
      <text:p text:style-name="P1"><text:soft-page-break/><text:tab/>The definitive truth--or lack thereof, rather--was, in fact, the "excuse" that enabled Jedwabne's inhabitants to avoid contending with the memory of the massacre. Jedwabne's very first official response in reaction to controversy over the massacre--coming only two days after the publication of Burnt Offering--was a statement that they had begun an investigation.<text:note text:id="ftn116" text:note-class="footnote"><text:note-citation>58</text:note-citation><text:note-body><text:p text:style-name="Footnote">Polonsky et al., <text:span text:style-name="T1">Neighbors Respond</text:span><text:span text:style-name="T8">, 454.</text:span></text:p></text:note-body></text:note> On the 10 July 2000 commemoration, Mayor Godlewski reiterated the sentiment: "An investigation should be conducted and the truth should be established, one to which we will adhere."<text:note text:id="ftn25" text:note-class="footnote"><text:note-citation>59</text:note-citation><text:note-body><text:p text:style-name="Footnote">Szczęsna, “The Blood of Jedwabne,” 65.</text:p></text:note-body></text:note> And lastly, Mayor Godlewski, whose role in the round-table that of a mediator, lamented "We could accept the truth if only we knew it in full. For instance, if the exact number of Jews were established."<text:note text:id="ftn26" text:note-class="footnote"><text:note-citation>60</text:note-citation><text:note-body><text:p text:style-name="Footnote">Godlewski et al., "We are Different People,” 191.</text:p></text:note-body></text:note> To those of the persuasion that guilt could not be ascribed until the truth was established--and this belief spanned the divisions of the Jedwabne controversy--no sure statements on guilt could be made. "On the basis of what Father Orłowski says," continued Godlewski, "we bear practically no guilt at all."<text:note text:id="ftn27" text:note-class="footnote"><text:note-citation>61</text:note-citation><text:note-body><text:p text:style-name="Footnote">Ibid., 194.</text:p></text:note-body></text:note> Conversely, if Gross's narrative held true, Przedchodzki and Michałowski's condemnation of Jedwabne Poles would be correct. In the face of this irreconcilable moral divide, an exacerbated Godlewski said, "Father Orłowski has his information, and we have ours. How are we to tell who is right?"<text:note text:id="ftn28" text:note-class="footnote"><text:note-citation>62</text:note-citation><text:note-body><text:p text:style-name="Footnote">Ibid.</text:p></text:note-body></text:note> The official investigation, however, did not conclude until the Summer of 2002.<text:note text:id="ftn29" text:note-class="footnote"><text:note-citation>63</text:note-citation><text:note-body><text:p text:style-name="Footnote">Polonsky et al., <text:span text:style-name="T1">Neighbors Respond</text:span><text:span text:style-name="T8">, 458.</text:span></text:p></text:note-body></text:note></text:p>
      <text:p text:style-name="P1"><text:tab/>Seizing the absence of an official truth as an escape hatch from reconciling with a painful memory, the tragedy of the defamation of Jedwabne eclipsed the tragedy of the massacre. In an article "Jedwabne Stigmatized" published in December 2000, Adam Dobroński, professor at the <text:soft-page-break/>University of Białystok, recalled the stresses of the crisis on Jedwabne:</text:p>
      <text:p text:style-name="Blockquote">I am thinking back to a recent visit to Jedwabne to gather material for a television report. The town was living in fear. An invasion by journalists from all over the world was underway, and Jedwabne was consolidating a defense of its honor. Let me add that externally, the town could be any other town in this part of Poland, in other words: poor, with rising unemployment, and lost in everyday affairs.<text:note text:id="ftn30" text:note-class="footnote"><text:note-citation>64</text:note-citation><text:note-body><text:p text:style-name="Footnote">Dobroński, “Jedwabne Stigmatized.”</text:p></text:note-body></text:note></text:p>
      <text:p text:style-name="P1">That consolidated defense began on 4 March 2001 with the establishment of the <text:span text:style-name="T1">Committee to Defend the Good Name of Jedwabne</text:span>. Mayor Godlewski, perhaps owing to his reputation as a mediator between the town and the Polish media, was named as chairman. Father Orłowski was also a prominent member. The committee was to weigh proposals on how to preserve Jedwabne's reputation, and present its recommendations to the local and national governments. The committee fielded proposals from Godlewski, and Michal Kamiński of Łomża, a representative of the Zjednoczenie Chrześcijańsko-Narodowe (ZChN--Christian National Union). In the nine months between the publication of “Burnt Offering” and March 4, the public relations crisis had been an easier--that is, less controversial--issue address. In his closing remarks at the February round-table, Godlewski keenly noted the first cracks in this dam: "On one hand, we are defending ourselves against historical accusations, and on the other hand the government is preparing major ceremonies on 10 July. What would happen if it turned out that we here are in opposition to all of this?"<text:note text:id="ftn31" text:note-class="footnote"><text:note-citation>65</text:note-citation><text:note-body><text:p text:style-name="Footnote">Godlewski et al., "We are Different People,” 194.</text:p></text:note-body></text:note> On March 6, the dam burst. Following the committee's selection of Kamiński's proposal--to hold a protest against the "worldwide campaign of slander against Jedwabne and whole of Poland"--Godlewski resigned from the committee and was replaced as <text:soft-page-break/>chair by Kamiński.<text:note text:id="ftn117" text:note-class="footnote"><text:note-citation>66</text:note-citation><text:note-body><text:p text:style-name="Footnote">Polonsky et al., <text:span text:style-name="T1">Neighbors Respond</text:span><text:span text:style-name="T8">, 454.</text:span></text:p></text:note-body></text:note></text:p>
      <text:p text:style-name="Standard"><text:tab/>Meanwhile, the incursions of IPN investigators into Jedwabne intensified. On 30 May 2001, the Institute of Public Memory began its exhumation of the grave at the former site of the barn. In addition to representatives from the IPN, the exhumation was presided over by Rabbi Menachem Ekstein of Israel, an expert of exhumation, Rabbi Michael Schudrich, the rabbi of Warsaw and Łódź, members of the Jewish community, Dr. William Haglund, director of Physicians for Human Rights. Although Haglund estimated that that exhumations on such a scale would require months, if not a year, of work, work was halted on June 3 owing to pressure from Jewish Orthodox groups. The unofficial report of an archaeologist on the scene of 150-200 bodies, was widly repeted in Poland's right-wing press. The official report of Wiktor Kulesza of the IPN estimated that the grave contained between three-hundred and four-hundred bodies. Reports of the discovery of German bullets alongside fragments of the felled Lenin statue fueled premature conclusions that German forces had orchestrated the massacre.<text:note text:id="ftn32" text:note-class="footnote"><text:note-citation>67</text:note-citation><text:note-body><text:p text:style-name="Footnote">Ibid., 456.</text:p></text:note-body></text:note></text:p>
      <text:p text:style-name="P1"><text:tab/>The commemoration of the pogrom on 10 July 1941 was far removed from the quiet ceremonies of years past, englulfing the town with proceedings both in the main square, and at the site of the Jewish cemeteries. The centerpiece of the event was the christening of a new memorial to the massacred Jews, inscribed in Hebrew, Yiddish and Polish, "In memory of the Jews of Jedwabne and surrounding areas, men women, and children, fellow dwellers of this land, murdered and burned alive at this site on 10 July 1941."<text:note text:id="ftn118" text:note-class="footnote"><text:note-citation>68</text:note-citation><text:note-body><text:p text:style-name="Footnote">Ibid., 457.</text:p></text:note-body></text:note> In the Town Square, President Aleksander Kwaśniewski and the Israeli ambassador to Poland, Szewach Weiss, delivered speeches. Rabbi Jacob Baker, a former inhabitant of Jedwabne, and chief rabbi of Warsaw and <text:soft-page-break/>Łódź, Michael Schudrich, lead prayers at the new memorial. In all, approximately one thousand persons attended, including major political representatives, families of Jewish victims, and, most of all, ordinary Poles from across Poland. <text:note text:id="ftn119" text:note-class="footnote"><text:note-citation>69</text:note-citation><text:note-body><text:p text:style-name="Footnote">Ibid.</text:p></text:note-body></text:note></text:p>
      <text:p text:style-name="P1"><text:tab/>Kwaśniewski's speech was a milestone in the legacy of the Jedwabne massacre, as far as official memory was concerned. He did not, however, share with Gross and other revisionists the ascription of guilt to the entire Polish nation. Neither did Kwaśniewski reject it entirely:</text:p>
      <text:p text:style-name="Blockquote">It is impermissible to speak of collective guilt, burdening the inhabitant of any town or nation with guilt. Every individual is accountable for only his or her actions. Sons do not inherit the guilt of their fathers. <text:note text:id="ftn33" text:note-class="footnote"><text:note-citation>70</text:note-citation><text:note-body><text:p text:style-name="Footnote">Aleksander Kwaśniewski, (Address Marking the Sixtieth Anniversary of the Jedwabne Tragedy, Jedwabne, 10 July 2001) in <text:span text:style-name="T1">The Neighbors Respond: The Controversy over the Massacre in Jedwabne</text:span>, eds. Antony Polonsky and Joanna Michlic (Princeton: Princeton University Press, 2004), 131.</text:p></text:note-body></text:note></text:p>
      <text:p text:style-name="P1">Guilt for the crime in Jedwabne, he reasoned, should be restricted to those who directly perpetrated the crime. This was not, however, an issue without national importance: "Are we permitted to say: that was long ago, these were other people? A nation is a community [...] of individuals, a community of generations."<text:note text:id="ftn34" text:note-class="footnote"><text:note-citation>71</text:note-citation><text:note-body><text:p text:style-name="Footnote">Ibid.</text:p></text:note-body></text:note> Kwaśniewski's rejection of collective guilt echoes that of Mayor Godlewski, who suggested an alternative: collective responsibility. Indeed, he continued, "we are here to perform a collective examination of conscience. We honor the victims and we say: never again." Poland's collective failure, he believed, was its society turning a blind eye to Poland's historical missteps:</text:p>
      <text:p text:style-name="Blockquote">Today's Poland has the courage to look in the eye the truth about the nightmare that darkened one of the chapters of her history. We have come to realize that we <text:soft-page-break/>are responsible for our attitude toward the black pages of history. We have understood that those who counsel the nation to deny this past serve the nation ill.<text:note text:id="ftn120" text:note-class="footnote"><text:note-citation>72</text:note-citation><text:note-body><text:p text:style-name="Footnote">Ibid.</text:p></text:note-body></text:note></text:p>
      <text:p text:style-name="P1">Similarly, Kwaśniewski made no offer of an apology on the behalf of the Polish nation, but neither did he make no offer of apology at all--he apologized on the behalf on himself and like-minded individuals: </text:p>
      <text:p text:style-name="Blockquote">I apologize in the name of those Poles whose conscience is moved by that crime. In name of those who believe that we cannot be proud of the magnificence of Polish history without at the same time feeling pain and shame for the wrongs that Poles have done to others.<text:note text:id="ftn35" text:note-class="footnote"><text:note-citation>73</text:note-citation><text:note-body><text:p text:style-name="Footnote">Ibid., 131.</text:p></text:note-body></text:note></text:p>
      <text:p text:style-name="P1">Finally, he implored, "Today, let us all be inhabitants of Jedwabne. Let us feel as they do Let us remain with them in the feeling of grief, despair, shame and solidarity."<text:note text:id="ftn36" text:note-class="footnote"><text:note-citation>74</text:note-citation><text:note-body><text:p text:style-name="Footnote">Ibid.</text:p></text:note-body></text:note></text:p>
      <text:p text:style-name="P1"><text:tab/>On that day, Jedwabne was, indeed, a model of "grief, despair, shame and solidarity." It was in the spirit of solidarity that both Jedwabne Mayor Godlewski and town council chairman Michałowski attended the ceremony. They did so, however, in opposition to the solidarity of Jedwabne and to the protests of the Town Council. Under the leadership of Father Orłowski, who described the event as a "Jewish Celebration", nearly all of Jedwabne's two-thousand residents boycotted the commemoration. Later, on 17 July 2001, in comments to a local newspaper <text:span text:style-name="T1">Gazeta Współczesna</text:span>, Orłowski condemned the ceremony as a "sheer lie."<text:note text:id="ftn37" text:note-class="footnote"><text:note-citation>75</text:note-citation><text:note-body><text:p text:style-name="Footnote">Polonsky et al., <text:span text:style-name="T1">Neighbors Respond</text:span><text:span text:style-name="T8">, 184.</text:span></text:p></text:note-body></text:note></text:p>
      <text:p text:style-name="P1"><text:tab/>The ceremony marked the climax of tensions in Jedwabne. On August 5, after a dispute <text:soft-page-break/>between Mayor Godlewski and the town council regarding Godlewski's proposal to construct a road leading to the new memorial, Mayor Godlewski resigned as mayor. In solidarity, town council chairman Stanisław Michałowski resigned, as well.<text:note text:id="ftn121" text:note-class="footnote"><text:note-citation>76</text:note-citation><text:note-body><text:p text:style-name="Footnote">Ibid.</text:p></text:note-body></text:note> Political gridlock between Godlewski and most of the town council was only partly the cause of his leave--Godlewski reported receiving threats:</text:p>
      <text:p text:style-name="Blockquote">I’ve received letters… They called me a traitor, a fool, a Jewish lackey. It was painful. But the truth has its price. You need to bear the consequences of staying your beliefs. There were only few of those unpleasant letters, a minority. There were more serious threats, too. “You’ll end up with a bullet an your head”, said one. I feel that I’ve closed a chapter in my life. I’ve worked for 20 years in Jedwabne. I would like to begin a new life. A life away from politics. I’ve suffered enough emotionally.<text:note text:id="ftn38" text:note-class="footnote"><text:note-citation>77</text:note-citation><text:note-body><text:p text:style-name="Footnote"><text:span text:style-name="T1">Poland - Legacy of Jedwabne</text:span>, directed by Slawomir Grunberg (2005; Surrey, UK: Journeyman Pictures), DVD.</text:p></text:note-body></text:note></text:p>
      <text:p text:style-name="P1">Other prominent critics of Jedwabne shared similar experiences. Leon Dziedzic and his son Lesek were one of the few inhabitants of Jedwabne to provide non-anonymous critical commentary to the Polish media regarding the massacre. During the Pogrom, the Dziedzic family hid several Jews, saving their lives. Their comments to the Polish media made the family a popular target for apologists; the family emigrated from Jedwabne to the United States and applied for political asylum. Anatosia Wyrzykowska, who famously sheltered Szmul Wasersztejn, also left Jedwabne and lived her remaining years in the United States under the care of the Kubran family, whom she had sheltered. Godlewski, too, eventually fled Jedwabne and <text:soft-page-break/>found employment as a construction worker in the United States.<text:note text:id="ftn39" text:note-class="footnote"><text:note-citation>78</text:note-citation><text:note-body><text:p text:style-name="Footnote">Ibid.</text:p></text:note-body></text:note> </text:p>
      <text:p text:style-name="P1"><text:tab/>The experience of Jedwabne in the storm of the controversy was a microcosm of broader Poland. <text:span text:style-name="T2">Neighbors</text:span>, unlike all previous treatments of the Jedwabne massacre, succeeded in penetrating broader public consciousness as deeply in Poland as it did in Jedwabne. Surveys conducted in April 2001 revealed that 90% of Poles were aware of the Jedwabne massacre--by August 2001, 97% of Poles had heard of the crime.<text:note text:id="ftn40" text:note-class="footnote"><text:note-citation>79</text:note-citation><text:note-body><text:p text:style-name="Footnote">Polskie Towarzystwo Socjologiczne, “Poles' Opinions About the Crime in Jedwabne—Changes in Social Consciousness,” <text:span text:style-name="T1">Polish Sociological Review,</text:span> no. 137 (2002): 117.</text:p></text:note-body></text:note> Gross's thesis, however, had not been as convincing to the "vast majority of Poles" as Kwaśniewski had indicated. Only 11% of respondents believed Poles were primarily culpable for the crime, and only a slightly greater fraction, 19% believed that Poles shared the burden guilt with the occupying Germans.<text:note text:id="ftn41" text:note-class="footnote"><text:note-citation>80</text:note-citation><text:note-body><text:p text:style-name="Footnote">Ibid., 118.</text:p></text:note-body></text:note> Indeed, as notable as the roster of attendees of the 10 July commemoration was, it is less notable than the absences. While the ceremony was attended by members of the German episcopate, members of the Polish episcopate abstained from the event.<text:note text:id="ftn42" text:note-class="footnote"><text:note-citation>81</text:note-citation><text:note-body><text:p text:style-name="Footnote">Polonsky et al., <text:span text:style-name="T1">Neighbors Respond</text:span><text:span text:style-name="T8">, 184.</text:span></text:p></text:note-body></text:note></text:p>
      <text:p text:style-name="P1"><text:tab/>Who the respondents believed the perpetrators were was strongly correlated with their educational and socio-vocational background. Those in cities were more than twice as likely to cite the participation of Poles as were those living in rural areas. Among respondents with a primary, vocational, high school, and higher education, the percentage of those who expressed a belief that Poles were, at least, partially culpable of the massacre correlated positively with education level; 15%, 18%, 25% and 29%, respectively. Similar patterns were observed across socio-vocational groups: 27% of respondents employed as directorial staff or as part of the inteligencja indicated they believed that poles were partially culpable; only 11 and 13% of <text:soft-page-break/>skilled workers and farmers responded similarly.<text:note text:id="ftn43" text:note-class="footnote"><text:note-citation>82</text:note-citation><text:note-body><text:p text:style-name="Footnote">Polskie Towarzystwo Socjologiczne, 121.</text:p></text:note-body></text:note> Moreover, those who worked as laborers or had only a primary or vocational education were were markedly more rigid in their beliefs. A follow-up survey conducted in August 2001 revealed that the number of respondents with a higher education who believed that only Germans were culpable decreased from 35% to 19%, and the percent of those who believed that Poles were somewhat culpable increased from 29% to 52%. Conversely, those with only a primary education actually became slightly less likely to believe Poles were culpable, and slightly likelier to believe that only Germans were involved. The number directorial staff and inteligencja who believed that only Germans were culpable decreased from 43% to 14%, and the percent who believed that Poles were partially culpable increased 25% to 57%. <text:note text:id="ftn44" text:note-class="footnote"><text:note-citation>83</text:note-citation><text:note-body><text:p text:style-name="Footnote">Ibid.</text:p></text:note-body></text:note></text:p>
      <text:p text:style-name="P1"><text:tab/>Overwhelmingly, respondents in April--before the official expiation act of July 10--opposed any official act of expiation (48% in opposition, 30% in favor). And, when official ceremonies were held on July 10, only 38% of respondents reported that they had followed media coverage event.<text:note text:id="ftn45" text:note-class="footnote"><text:note-citation>84</text:note-citation><text:note-body><text:p text:style-name="Footnote">Ibid., 121-2.</text:p></text:note-body></text:note> Unsurprisingly, perhaps, similar educational and socio-vocational traits patterned respondents: Of those who followed the event, a majority had a higher education (54%) or were representatives of directorial staff and inteligencja (46%). This demographic was also the most optimistic that the controversy over the Jedwabne massacre would ultimately strengthen Polish-Jewish relations. Kwaśniewski's statements at the commemoration may have been representative of the views of himself and the event's attendees, but his extension of those beliefs onto the nation of Poland was either a miscalculation or a misrepresentation.</text:p>
      <text:p text:style-name="P1"><text:tab/>Critical voices across Poland had begun to coalesce against Gross's thesis. In the summer <text:soft-page-break/>of 2001, amidst the IPN's investigations and the official ceremonies, a slew of critical books were published: Jerzy Robert Nowak's <text:span text:style-name="T1">100 klamst J. T. Grossa o zydowskich sasiadach w Jedwabnem</text:span> (100 lies of J. T. Gross about the Jewish neighbors in Jedwabne), Henry Pajak's J<text:span text:style-name="T1">edwabne geszefty</text:span> (Jedwabne swindles), <text:span text:style-name="T1">Lech Z. Niekrasz, Operacja "Jedwabne"--mity i fakty</text:span> (Operation “Jedwabne”--myths and facts), and the Polish edition of Norman G. Finkelstein's <text:span text:style-name="T1">The Holocaust Industry: Reflections on the Exploitation of Jewish Suffering</text:span>.<text:note text:id="ftn46" text:note-class="footnote"><text:note-citation>85</text:note-citation><text:note-body><text:p text:style-name="Footnote">Polonsky et al., <text:span text:style-name="T1">Neighbors Respond</text:span><text:span text:style-name="T8">, 456.</text:span></text:p></text:note-body></text:note></text:p>
      <text:p text:style-name="P1"><text:tab/>The woes of broader Poland in relation to the Jedwabne controversy mirrored those of Jedwabne's inhabitants. In the absence of the official report, doubts of the historicity of Gross's account provided a vehicle for disputing the moral ramifications. Mirroring Godlewski's lament that the exact number of Jews was unknown, a fixation emerged regarding the precise number of victims. "Every historian," insisted Bogdan Musiał, a prominent Polish historian of the holocaust, "should be aware of how problematic--and at the same time how important--an accurate and honest estimate of the number of victims is.”<text:note text:id="ftn47" text:note-class="footnote"><text:note-citation>86</text:note-citation><text:note-body><text:p text:style-name="Footnote">Bogdan Musiał, “The Pogrom in Jedwabne: Critical Remarks About Jan T. Gross's Neighbors,” in <text:span text:style-name="T1">The Neighbors Respond: The Controversy over the Massacre in Jedwabne</text:span>, eds. Antony Polonsky and Joanna Michlic (Princeton: Princeton University Press, 2004), 324.</text:p></text:note-body></text:note> The capacity of the barn was called into question: in an online discussion on 17 May 2001, Gross faced questions from skeptics who wondered how it was possible for 1,600 people to fit in a small barn.<text:note text:id="ftn49" text:note-class="footnote"><text:note-citation>87</text:note-citation><text:note-body><text:p text:style-name="Footnote">Ibid., 326.</text:p></text:note-body></text:note> Before Gross's <text:span text:style-name="T2">Neighbors</text:span>, estimates of the massacre's toll ranged by an order of magnitude, from as little as three-hundred to as many as three-thousand.<text:note text:id="ftn50" text:note-class="footnote"><text:note-citation>88</text:note-citation><text:note-body><text:p text:style-name="Footnote">Ibid., 325.</text:p></text:note-body></text:note> Musiał argued that it would have been entirely impossible for 1,600 hundred Jews to have perished in the pogrom, citing soviet documents dating from 1940:</text:p>
      <text:p text:style-name="Blockquote">According to Soviet data, in September 1940 in the entire Jedwabne region, there <text:soft-page-break/>were 37,000 ethnic Poles, 185 Belorussians, and 1,400 Jews. [...] In yet other Soviet documents, we find the information that in 1940, Jedwabne counted 562 Jews, while Wizna counted 476 and Radziłów about 500. The sum total then comes to about 1,540 Jews in the whole <text:span text:style-name="T1">raion</text:span>. These figures, as well as the lack of any serious discrepancies between them, allow us to conclude that around 600 Jews lived in the town of Jedwabne.<text:note text:id="ftn48" text:note-class="footnote"><text:note-citation>89</text:note-citation><text:note-body><text:p text:style-name="Footnote">Ibid., 324-5.</text:p></text:note-body></text:note></text:p>
      <text:p text:style-name="P1">Initial reports from the IPN's partial exhumation casted further doubts on Gross's stated number of victims, estimating a mere 150 to 200 bodies were in the grave.<text:note text:id="ftn51" text:note-class="footnote"><text:note-citation>90</text:note-citation><text:note-body><text:p text:style-name="Footnote">Ibid., 325.</text:p></text:note-body></text:note> In his monograph rebuffing <text:span text:style-name="T2">Neighbors</text:span>, The Massacre in Jedwabne, Polish historian Marek Chodakiewicz argued that 1,600 victims was far too high an estimate, pegging the death toll at 600.<text:note text:id="ftn52" text:note-class="footnote"><text:note-citation>91</text:note-citation><text:note-body><text:p text:style-name="Footnote">needcite</text:p></text:note-body></text:note> Bogdal Musiał argued for a far lower number: four-hundred, at most.<text:note text:id="ftn53" text:note-class="footnote"><text:note-citation>92</text:note-citation><text:note-body><text:p text:style-name="Footnote">Ibid., 325.</text:p></text:note-body></text:note> The discrepancy between Gross's estimate and the far-lower estimates corroborated by soviet documents casted a wide shadow of doubt on the historicity of <text:span text:style-name="T2">Neighbors</text:span>. At best, Musiał implied, Gross practiced sloppy historiography: "For reasons not explained in his book, Gross accepted the figure of 1,600."<text:note text:id="ftn54" text:note-class="footnote"><text:note-citation>93</text:note-citation><text:note-body><text:p text:style-name="Footnote">Ibid., 324.</text:p></text:note-body></text:note> At worst, he continued, Gross engaged in a motivated fabrication and distortion of evidence: "In spite of the publications criticizing his conclusions in <text:span text:style-name="T2">Neighbors</text:span>, and contrary to the findings during the partial exhumation, Gross still insists that local Poles murdered 1,600 of their Jewish 'neighbors' in Jedwabne on 10 July 1941"<text:note text:id="ftn55" text:note-class="footnote"><text:note-citation>94</text:note-citation><text:note-body><text:p text:style-name="Footnote">Ibid., 325.</text:p></text:note-body></text:note></text:p>
      <text:p text:style-name="P1"><text:tab/>Furthermore, Poles disputed Gross's thesis that the perpetrators were primarily poles, <text:soft-page-break/>contending that the traditional narrative remained correct. Early reports from the IPN's exhumation of the grave site revealed that fragments of approximately one-hundred German bullets were found amidst Lenin's bust.<text:note text:id="ftn69" text:note-class="footnote"><text:note-citation>95</text:note-citation><text:note-body><text:p text:style-name="Footnote">Polonsky et al., <text:span text:style-name="T1">Neighbors Respond</text:span><text:span text:style-name="T8">, 36.</text:span></text:p></text:note-body></text:note> Chodakiewicz's research into the massacre led him to conclude that the massacre was prefaced by the sudden "swarming" of "four or five trucks" of German forces—enough, he believed, to coerce Poles into cooperation. <text:note text:id="ftn56" text:note-class="footnote"><text:note-citation>96</text:note-citation><text:note-body><text:p text:style-name="Footnote">Marek Jan Chodakiewicz, <text:span text:style-name="T1">The Massacre in Jedwabne, July 10, 1941: Before, During, After,</text:span> (New York: East European Monographs, 2005), 72-84.</text:p></text:note-body></text:note>Chodakiewicz proposed that, at most, fifty Poles participated in the crime, with as half of them forcedly conscripted by the Nazis. Moreover, he speculated that even those who participated willingly either abandoned the pogrom before its conclusion or had an outright change of heart:</text:p>
      <text:p text:style-name="Blockquote">It is conceivable that some of the Poles, particularly those dragooned by the Nazis to assist them, began as perpetrators, because they participated with the Nazis in arresting the Jews, then became onlookers, because they next observed passively the unfolding of the crime, and finally, turned into rescuers, because they subsequently facilitated the flight of Jewish prisoners.<text:note text:id="ftn57" text:note-class="footnote"><text:note-citation>97</text:note-citation><text:note-body><text:p text:style-name="Footnote">Ibid., 168.</text:p></text:note-body></text:note></text:p>
      <text:p text:style-name="P1">Gross, and his supporters, however, rebuffed critics with equal vehemence. In response to online debate over the capacity of the barn, Gross responded, "It wasn't such a small barn at all. Besides, you can pack in as many people you want with the use of scythes, pitchforks, and knives."<text:note text:id="ftn58" text:note-class="footnote"><text:note-citation>98</text:note-citation><text:note-body><text:p text:style-name="Footnote">Musiał, “The Pogrom in Jedwabne,” 326.</text:p></text:note-body></text:note> Measuring 19 by 7.5 meters, it was hardly out of the question that a substantial number of persons could have been packed within.<text:note text:id="ftn59" text:note-class="footnote"><text:note-citation>99</text:note-citation><text:note-body><text:p text:style-name="Footnote">Chodakiewicz, <text:span text:style-name="T1">The Massacre in Jedwabne</text:span><text:span text:style-name="T8">, 165.</text:span></text:p></text:note-body></text:note> To Musiał, Gross categorically denied the implication that "1,600" was a historically arbitrary selection:</text:p>
      <text:p text:style-name="Blockquote"><text:soft-page-break/>Irrespective of what my polemicists would like the readers to believe, the number of "1,600" victims is not by invention. This is a number, or rather the order of magnitude, that describes how many Jews were killed in Jedwabne on 10 July 1941. Specifically, "1,600" was given as the number of victims in Waserztajn's testimony; this very number was carved by the polish authorities two decades ago into the stone monument at the site of the barn; "one and a half thousand" is offered as the tally of victims by Polish witnesses at the trial, and the same number appears in a secret police summary report; "1,460" is given in the memorial book of the Jedwabne Jews; and "1,640" appears currently on the Jedwabne high school Website.<text:note text:id="ftn60" text:note-class="footnote"><text:note-citation>100</text:note-citation><text:note-body><text:p text:style-name="Footnote">Jan Gross, “Critical Remarks Indeed,” in <text:span text:style-name="T1">The Neighbors Respond: The Controversy over the Massacre in Jedwabne</text:span>, eds. Antony Polonsky and Joanna Michlic (Princeton: Princeton University Press, 2004), 358.</text:p></text:note-body></text:note></text:p>
      <text:p text:style-name="P1">Furthermore, Gross and his supporters disputed the reputability of the exhumation, which they contended had been cut prematurely short. Reprinted by <text:span text:style-name="T1">Gazeta Wyborcza</text:span> on 6 June, Gross issued an appeal to the IPN that the exhumations proceed. Dr. Haglund, who observed the exhumation, estimated that a comprehensive survey of the site would last months, if not a year. The estimate of 150-200 victims noted by Musiał, and repeated by much of the Polish press, Gross notes, was, in fact, quickly disavowed: Wiktor Kulesza, formally representing the IPN, estimated that the grave contained the remains of 300 to 400 persons.<text:note text:id="ftn67" text:note-class="footnote"><text:note-citation>101</text:note-citation><text:note-body><text:p text:style-name="Footnote">Polonsky et al., <text:span text:style-name="T1">Neighbors Respond</text:span><text:span text:style-name="T8">, 456.</text:span></text:p></text:note-body></text:note></text:p>
      <text:p text:style-name="P1"><text:tab/>Gross and his supporters were largely unmoved by this argument, as well. “If the murders in Jedwabne had really been carried out by the Germans,” countered Gross, “we would have had evidence of this in the reports on the operations of the <text:span text:style-name="T1">Einsatzkommandos</text:span><text:span text:style-name="T8">. These reports are very </text:span><text:soft-page-break/><text:span text:style-name="T8">detailed. No German </text:span><text:span text:style-name="T1">Einsatzkommando</text:span><text:span text:style-name="T8"> commander would have missed the opportunity to boast that he had murdered 1,600 Jews in a single day.”</text:span><text:span text:style-name="T8"><text:note text:id="ftn122" text:note-class="footnote"><text:note-citation>102</text:note-citation><text:note-body><text:p text:style-name="Footnote">Strzembosz, et al., "A Roundtable Discussion: Jedwabne--Crime and Memory," <text:span text:style-name="T1">Rzeczpospolita</text:span> (Warsaw), 3 March 2001, in <text:span text:style-name="T1">The Neighbors Respond: The Controversy Over the Massacre in Jedwabne</text:span>, eds. Antony Polonsky and Joanna Michlic (Princeton: Princeton University Press, 2004), 252.</text:p></text:note-body></text:note></text:span><text:span text:style-name="T8"> Indeed, i</text:span>n an IPN press conference on 19 December 2001 featuring Leon Kieres and Andrzej Rzeplinski announced that investigations had revealed no indication of German involvement in the massacre. An an analysis of the German bullets found at the site revealed that they were unreasonably anachronistic--consisting of rounds used in either earlier or later periods than those the Germans used in 1941--to substantiate the conclusion of German involvement. </text:p>
      <text:p text:style-name="P1"><text:tab/>The official findings of the completed IPN investigation were announced in summary by Prosecutor Radosław Ignatiew on 9 July 2002 at a press conference in Bialystok:<text:note text:id="ftn61" text:note-class="footnote"><text:note-citation>103</text:note-citation><text:note-body><text:p text:style-name="Footnote"><text:span text:style-name="T8">Radosław Ignatiew, “Findings of Investigation S 1/0/Zn into the Murder of Polish Citizens of Jewish Origin in the Town of Jedwabne on 10 July 1941, pursuant to Article 1 Point 1 of the Decree of 31 August 1944,” July, 9, 2002, in </text:span><text:span text:style-name="T1">The Neighbors Respond: The Controversy over the Massacre in Jedwabne</text:span><text:span text:style-name="T8">, eds. Antony Polonsky and Joanna Michlic (Princeton: Princeton University Press, 2004), 133.</text:span></text:p></text:note-body></text:note> On that morning, inhabitants of nearby villages began to stream into Jedwabne. It is likely that at least some of Jedwabne's Jewish residents were warned, as examples can be found of Jedwabne's Jews leaving the town before the massacre. Later that morning, the Jews that remained were ordered out of their homes, and directed to pluck grass from between the cobblestones in the town square. The IPN found that witness statements recalling acts of violence against the Jews at this state were likely correct. During this stage of the event, some number of Jews were murdered individually. Numerous witnesses, which the IPN deemed reliable, reported the arrival of a small group of uniformed Germans. This group assisted in driving the victims to the square, but their <text:soft-page-break/>sure role is limited to this.<text:note text:id="ftn123" text:note-class="footnote"><text:note-citation>104</text:note-citation><text:note-body><text:p text:style-name="Footnote">Ibid., 133.</text:p></text:note-body></text:note> Around noontime, a group of Jewish men complied to an order to fell the square's Lenin monument and subsequently carried the bust to the barn on a wooden stretcher.<text:note text:id="ftn124" text:note-class="footnote"><text:note-citation>105</text:note-citation><text:note-body><text:p text:style-name="Footnote">Ibid., 134.</text:p></text:note-body></text:note> An hour later, no less than three hundred people were led into Bronislaw Sleszynski's kerosene-doused barn. The IPN was unable to determine whether Germans played any role in escorting victims to the barn, or whether they were present at the time the barn was set alight. <text:s/>The IPN report did, however, deviate from Gross's narrative in several areas. The hypothesis that the massacre was documented by German photographers could not be sufficiently substantiated by witnesses and photographic evidence has yet to be found. The IPN, on the basis of its partial exhumation, concluded that the long-stated figure of 1,600 Jews was highly unlikely. Finally, criminal law, the framework within which the IPN was mandated to form its conclusions, was insufficient in ascribing moral culpability: "the utter passivity of part of Jedwabne's population in relation to the crime committed on 10 July 1941 cannot be qualified in terms of criminal law, and therefore cannot be evaluated in terms of ascribing responsibility.<text:note text:id="ftn62" text:note-class="footnote"><text:note-citation>106</text:note-citation><text:note-body><text:p text:style-name="Footnote">Ibid., 135.</text:p></text:note-body></text:note> </text:p>
      <text:p text:style-name="P1"><text:tab/>The long-awaited establishment of an official narrative, was not, as Godlewski hoped, a truth by which the nation adhered to. The IPN's findings did little to mend Poland's fragmented perceptions of the tragedy. In a survey conducted after the publication of the IPN's report, 50% of Poles polled stated they were unsure who the perpetrators were; in another study, a significant minority indicated that Poles were among the victims of the pogrom.<text:note text:id="ftn63" text:note-class="footnote"><text:note-citation>107</text:note-citation><text:note-body><text:p text:style-name="Footnote">Polonsky et al., <text:span text:style-name="T1">Neighbors Respond</text:span><text:span text:style-name="T8">, 69.</text:span></text:p></text:note-body></text:note> The academic dimension of the historical debate—which was not enlivened by the discovery of any significant new sources—was also at an impasse. Despite allegations that Gross's monograph contained errors, <text:soft-page-break/>incomplete research, even malicious historiography, the narrative established by <text:span text:style-name="T3">Neighbors</text:span> and reinforced by the IPN and other historians remained essentially unmoved. Gross's narrative failed to be unseated by arguments of historicity alone, because the debate was only nominally about historical accuracy. Gross demonstrated little patience for the debate over the particulars of German involvement:</text:p>
      <text:p text:style-name="Blockquote">In our assessment of the Jedwabne events, what difference does it make whether the Germans were, let's say, twenty kilometers from Jedwabne, or had only just arrived, or had only just left? We know they were there .We know they wanted to terrorize the population and perhaps involve it in the massacre, and we also know that they themselves murdered Jews en masse. That is a fact. But at the crucial moment, they were absent from Jedwabne. <text:note text:id="ftn72" text:note-class="footnote"><text:note-citation>108</text:note-citation><text:note-body><text:p text:style-name="Footnote">Strzembosz, et al., "A Roundtable Discussion,” 259.</text:p></text:note-body></text:note></text:p>
      <text:p text:style-name="P1">Nor did Gross perceive, as Musiał insisted, that establishing a precise estimate of the victims was important. "These are all, if you will, identical figures insofar as they convey the truth accepted by all--namely, that by and large the entire Jedwabne Jewish community was murdered on that single day,” Gross stated in his reply to Musiał.<text:note text:id="ftn125" text:note-class="footnote"><text:note-citation>109</text:note-citation><text:note-body><text:p text:style-name="Footnote">Gross, “Critical Remarks Indeed,” 358.</text:p></text:note-body></text:note> Jan Nowak-Jeziorański, in agreement with Gross, contended that such criticisms, "whether 1,500 or 900 Jews were murdered in Jedwabne, [...] whether Prof. Jan T. Gross overlooked an important source, omitted a sentence in a document he cited, or failed to consider the testimony of a particular witness,” failed to address what Gross's supporters believed to be “the most important issues” of <text:span text:style-name="T3">Neighbors</text:span><text:span text:style-name="T1">—</text:span><text:span text:style-name="T8">the</text:span><text:span text:style-name="T1"> </text:span><text:span text:style-name="T8">moral implications of the monograph.</text:span><text:span text:style-name="T8"><text:note text:id="ftn126" text:note-class="footnote"><text:note-citation>110</text:note-citation><text:note-body><text:p text:style-name="Footnote">Jan Nowak-Jeziorański, “A Need for Compensation,” <text:span text:style-name="T1">Rzeczpospolita</text:span> (Warsaw), 26 Jan 2001, in <text:span text:style-name="T1">The Neighbors Respond: The Controversy over the Massacre in Jedwabne</text:span>, eds. Antony Polonsky and Joanna Michlic (Princeton: Princeton University Press, 2004), 87.</text:p></text:note-body></text:note></text:span></text:p>
      <text:p text:style-name="P1"><text:soft-page-break/><text:span text:style-name="T8"><text:tab/>These unfruitful debates, however, encoded the most important issue, as frontier of debate emerged entirely unconcerned with the particulars of 10 July 1941. Gross's opponents and proponents were polarized by distinct conceptualizations of vast swaths of Polish history. The narrative of </text:span><text:span text:style-name="T3">Neighbors</text:span><text:span text:style-name="T8"> began not with the morning of 10 July 1941, nor even any date in the twentieth century—Gross prefaced his narrative with a brief history of the town itself. When Jedwabne received its town charter in 1736, it had already been settled for at least three hundred years.</text:span><text:span text:style-name="T8"><text:note text:id="ftn127" text:note-class="footnote"><text:note-citation>111</text:note-citation><text:note-body><text:p text:style-name="Footnote"/></text:note-body></text:note></text:span><text:span text:style-name="T8"> It's Jewish population bled over from the nearby town of Tykocin, and Jews were initially subject to the Tykocin Jewish communal authority. By 1770, however, Jedwabne Jews constructed a wooden synagogue. The Jewish population numbered three-hundred-eighty-seven, a clear majority in a town with a total population of only four-hundred-fifty.</text:span><text:span text:style-name="T8"><text:note text:id="ftn128" text:note-class="footnote"><text:note-citation>112</text:note-citation><text:note-body><text:p text:style-name="Footnote"/></text:note-body></text:note></text:span><text:span text:style-name="T8"> Jedwabne's population climaxed at 3,000 on the eve of WWI but the devastation of war and the Russian policy of Jewish resettlement from near-front-line territories reduced the number of inhabitants to seven hundred.</text:span><text:span text:style-name="T8"><text:note text:id="ftn129" text:note-class="footnote"><text:note-citation>113</text:note-citation><text:note-body><text:p text:style-name="Footnote"/></text:note-body></text:note></text:span><text:span text:style-name="T8"> Over the next two decades, Jedwabne's population slowly recovered. By 1931, Jedwabne boasted 2,167 inhabitants. Jews formed a majority of the town's 144 craftsmen. The inter-war period, was not without sporadic bouts of antisemitism. In 1934, a Jewish woman was killed in Jedwabne.</text:span><text:span text:style-name="T8"><text:note text:id="ftn130" text:note-class="footnote"><text:note-citation>114</text:note-citation><text:note-body><text:p text:style-name="Footnote"/></text:note-body></text:note></text:span><text:span text:style-name="T8"> The shooting of a peasant in a neighboring town a few days later fueled a rumor that Jedwabne's Jews had taken revenge on the poles. However, Gross contends that, true to his monograph's title, Jedwabne's Jews and Poles were mostly peaceful neighbors.</text:span></text:p>
      <text:p text:style-name="P1"><text:span text:style-name="T8"><text:tab/>This peace, Gross states, was only slightly strained by World War II. The first period of Soviet occupation strained this uneasy relationship. The signing of the Molotov-Ribbentrop pact </text:span><text:soft-page-break/><text:span text:style-name="T8">on August 23, 1939 paved the way for WWII and effectively partitioned Poland between the USSR and Germany. Hitler's armies invaded Poland on September 1, 1939, followed by the Red Army on September 17. The precise boundaries of the partition, however, were not finalized until September 28th. Thus, for a brief period in the Autumn of 1939, Jedwabne was occupied by the Wehrmact, then surrendered to Soviet authorities.</text:span><text:span text:style-name="T8"><text:note text:id="ftn131" text:note-class="footnote"><text:note-citation>115</text:note-citation><text:note-body><text:p text:style-name="Footnote"/></text:note-body></text:note></text:span><text:span text:style-name="T8"> During this period, Jews across Poland acquired the reputation of having a privileged relationship with the soviet occupiers. Gross does not doubt that Jews filled some government positions, but contends that there are no indications that the relationship between Jews and Poles in Jedwabne was any more antagonistic than elsewhere in Poland.</text:span><text:span text:style-name="T8"><text:note text:id="ftn132" text:note-class="footnote"><text:note-citation>116</text:note-citation><text:note-body><text:p text:style-name="Footnote"/></text:note-body></text:note></text:span></text:p>
      <text:p text:style-name="P1"><text:span text:style-name="T8"><text:tab/>In a 2001 article entitled “Collaboration Passed Over In Silence,” historian Tomasz Strzembosz championed an altogether different narrative, charging Jews during Soviet occupation with the betrayal of the Polish nation.</text:span><text:span text:style-name="Endnote_20_anchor"><text:span text:style-name="T8"><text:note text:id="ftn71" text:note-class="footnote"><text:note-citation>117</text:note-citation><text:note-body><text:p text:style-name="Footnote">Tomasz Strzembosz, “Collaboration Passed Over In Silence,” Rzeczpospolita (Warsaw), January 27, 2001, in <text:span text:style-name="T1">The Neighbors Respond: The Controversy over the Massacre in Jedwabne</text:span>, eds. Antony Polonsky and Joanna Michlic (Princeton: Princeton University Press, 2004), 223.</text:p></text:note-body></text:note></text:span></text:span><text:span text:style-name="T8"> “The Jewish population, especially young people and the town-dwelling poor, staged a mass welcome for the invading [Soviet] army and took part in introducing the new order—some with weapons in hand.”</text:span><text:span text:style-name="T8"><text:note text:id="ftn133" text:note-class="footnote"><text:note-citation>118</text:note-citation><text:note-body><text:p text:style-name="Footnote">Ibid., 224.</text:p></text:note-body></text:note></text:span><text:span text:style-name="T8"> Jewish revolts in Jexiory, Lunna, Wiercieliszki, Wielka Brzostowica, Ostryn, Dubno, Dereczyn, Zelwa, Motol, Wolpa, among a slew of other localities, Strzembosz contends, crucially allowed Soviets to take territories of Poland that had previously resisted German forces. “This was armed collaboration, siding with the enemy, treason committed during the days of defeat.”</text:span><text:span text:style-name="T8"><text:note text:id="ftn78" text:note-class="footnote"><text:note-citation>119</text:note-citation><text:note-body><text:p text:style-name="Footnote">Ibid., 225.</text:p></text:note-body></text:note></text:span><text:span text:style-name="T8"> </text:span>Strzembosz stopped short <text:soft-page-break/>of stating a justifications existed for the massacre, but urged readers to think upon what consequences the intentional antagonizing of Poles by Jews might have had. The massacre, he reasoned should be seen in the context of a “balance sheet of wrongs.”<text:note text:id="ftn134" text:note-class="footnote"><text:note-citation>120</text:note-citation><text:note-body><text:p text:style-name="Footnote">Ibid., 288.</text:p></text:note-body></text:note> Although Jews “may not have had things too good in prewar Poland,” a debt nonetheless exacted:</text:p>
      <text:p text:style-name="Blockquote">They were not deported to Siberia; they were not shot or sent to concentration camps; they were not killed through starvation and hard labor. If they did not regard Poland as their homeland, they did not have to treat it as an occupation regime, and join its mortal enemy in killing Polish soldiers and murdering Polish civilians fleeing to the East. They also did not have to take part in fingering their neighbors for deportations, those heinous acts of collective responsibility.<text:note text:id="ftn135" text:note-class="footnote"><text:note-citation>121</text:note-citation><text:note-body><text:p text:style-name="Footnote">Ibid., 224.</text:p></text:note-body></text:note></text:p>
      <text:p text:style-name="P1"><text:span text:style-name="T8">Reinforcing Judeo-communism as a viable historical model was the primary argument of Chodakiewicz in </text:span><text:span text:style-name="T1">The Massacre in Jedwabne</text:span><text:span text:style-name="T8">, where it served to contextualize the apathy of Jedwabnites towards the pogrom.</text:span><text:span text:style-name="T8"><text:note text:id="ftn73" text:note-class="footnote"><text:note-citation>122</text:note-citation><text:note-body><text:p text:style-name="Footnote">Chodakiewicz, <text:span text:style-name="T1">The Massacre in Jedwabne</text:span>, 45.</text:p></text:note-body></text:note></text:span><text:span text:style-name="Endnote_20_anchor"><text:span text:style-name="T8"> </text:span></text:span>This motif, which Joanna Michlic referred to as the “anti-Polish, pro-Soviet Jew,” provided Gross's critics a means of "of rationalizing and explaining” why ethnic Poles participated in the murder of their Jewish neighbors.<text:span text:style-name="Endnote_20_anchor"><text:span text:style-name="T8"><text:note text:id="ftn74" text:note-class="footnote"><text:note-citation>123</text:note-citation><text:note-body><text:p text:style-name="Footnote">Joanna Michlic, “The Soviet Occupation of Poland, 1939-41, and the Stereotype of the Anti-Polish and Pro-Soviet Jew,” <text:span text:style-name="T1">Jewish Social Studies 3</text:span> (2007), 137.</text:p></text:note-body></text:note></text:span></text:span></text:p>
      <text:p text:style-name="P1"><text:span text:style-name="T8"><text:tab/>By aligning complacency with collaboration, Gross's model set cultural stakes to the divergent histories presented above; if accepted, Gross's model had the potential to cast a shadow on Poland that extended far beyond the town of Jedwabne and onto broader Polish-Jewish relations. To some on the Polish right, such as Antoni Macierewicz, the Jedwabne controversy constituted an existential threat orchestrated by Poland's elite. “Jewish and liberal circles were </text:span><text:soft-page-break/><text:span text:style-name="T8">swept by a hysterical urge to prove that the Poles were responsible for the crime of genocide committed against the Jews by Germans—for the Holocaust. [...] Gross is thus undertaking a campaign of hatred directed at Poles and Poland, declaring a journalistic and propaganda war against us. Why?”</text:span><text:span text:style-name="T8"><text:note text:id="ftn136" text:note-class="footnote"><text:note-citation>124</text:note-citation><text:note-body><text:p text:style-name="Footnote">Antoni Mancierewicz, “The Revolution of Nihilism,” Głos (Warsaw), 3 February 2001, in <text:span text:style-name="T1">The Neighbors Respond: The Controversy over the Massacre in Jedwabne</text:span>, eds. Antony Polonsky and Joanna Michlic (Princeton: Princeton University Press, 2004), 94.</text:p></text:note-body></text:note></text:span><text:span text:style-name="T8"> <text:s/>A clue, Macierewicz contended, was that the Jedwabne affair was not, perhaps, Poland's only fabrication of historical memory:</text:span></text:p>
      <text:p text:style-name="Blockquote"><text:span text:style-name="T8">Perhaps a better reference point for understanding Gross's book is the political mechanism connected with the Kielce affair. For years, the so-called Kielce pogrom, which was later called the “Kielce provocation” served as a key argument against Poland and Poles. In recent years, it was proved beyond a shadow of a doubt that the so-called Kielce pogrom-was in essence a crime against poles […] an essential, though still incompletely explained role was played by Jewish communists. […] When the myth of Polish antisemitism—previously fueled by stories about the “Kielce pogrom”--ceased to be useful, a decision was made to find a replacement.</text:span><text:span text:style-name="T8"><text:note text:id="ftn70" text:note-class="footnote"><text:note-citation>125</text:note-citation><text:note-body><text:p text:style-name="Footnote">Ibid., 94-95.</text:p></text:note-body></text:note></text:span></text:p>
      <text:p text:style-name="P1"><text:span text:style-name="T8">Poland's inteligencja, he noted, remained suspiciously silent: “Protests from the Catholic right wing had no effect, and the community of professional historians remained silent, so the hate campaign spread even further. To this day, the position of the Polish government is unclear.” The goal that Macierewicz suspected of this plot was, in fact the very same one posed to <text:s/>Kaczyński's photographer while he researched “Burnt Offering”: "Perhaps it is simply a mater of creating the necessary conditions for the recovery of property that belonged to the Jewish community, </text:span><text:soft-page-break/><text:span text:style-name="T8">murdered by the Germans on Polish soil"</text:span><text:span text:style-name="T8"><text:note text:id="ftn75" text:note-class="footnote"><text:note-citation>126</text:note-citation><text:note-body><text:p text:style-name="Footnote">Ibid., 95.</text:p></text:note-body></text:note></text:span><text:span text:style-name="T8"> Finally, Macierewicz concluded with his dismay that such a crisis could have ever been permitted to tear at Poland: “Such a profusion of libelous accusations and absurdities would seem impossible in a country that regained independence after fifty years of occupation directed by the communists of Jewish origin supporting Russian Bolshevism.</text:span><text:span text:style-name="T8"><text:note text:id="ftn76" text:note-class="footnote"><text:note-citation>127</text:note-citation><text:note-body><text:p text:style-name="Footnote">Ibid., 96.</text:p></text:note-body></text:note></text:span></text:p>
      <text:p text:style-name="P3"><text:tab/>To Macierewicz's Kielce, Nowak-Jeziorański countered: <text:span text:style-name="T1">Brandt</text:span>. “No one ever performed a greater service for the Germans than chancellor Willy Brandt when he fell to his knees before the monument to the heroes of the Warsaw ghetto before the eyes of the world. This was a symbolic act of atonement for the German crime of genocide, and it was performed by a person who had nothing to do with that genocide.”<text:note text:id="ftn138" text:note-class="footnote"><text:note-citation>128</text:note-citation><text:note-body><text:p text:style-name="Footnote">Nowak-Jeziorański, “A Need for Compensation,” 89.</text:p></text:note-body></text:note> This was the path Gross's supporters believed Poland must follow, and they were no less convicted that the identity of the nation hung by a thread. Gross's proponents—loudest of all, Gross, himself—argued that the re-evaluation of Polish collaboration in Jedwabne necessitated a complete revisitation of the extant historiography of Polish-Jewish relations--a conclusion that depended on considering conflict and division as the rules, not the exceptions, of Polish-Jewish relations. Sitting at the cusp of living memory and second-hand accounts, the recency of Jedwabne gave proponents a cause for haste. Left "undisturbed" by historians, Joanna Tokarska-Bakir argued that witnesses of Polish antisemitism would "take with them to the grave everything that still should be told" about Poland's darker chapters in Polish-Jewish relations.<text:note text:id="ftn137" text:note-class="footnote"><text:note-citation>129</text:note-citation><text:note-body><text:p text:style-name="Footnote">Joanna Tokarska-Bakir, “Obsessed with Innocence,” Gazeta Wyborcza, 13-14 January 2001 in <text:span text:style-name="T1">The Neighbors Respond: The Controversy over the Massacre in Jedwabne</text:span>, eds. Antony Polonsky and Joanna Michlic (Princeton: Princeton University Press, 2004), 76-7.</text:p></text:note-body></text:note> These stakes placed historians themselves <text:soft-page-break/>into the cross-hairs of culpability. The scholars of Poland had long served as the de facto judges and journalists on the mental health of the Polish nation.<text:note text:id="ftn77" text:note-class="footnote"><text:note-citation>130</text:note-citation><text:note-body><text:p text:style-name="Footnote">Polonsky et al., <text:span text:style-name="T1">Neighbors Respond</text:span><text:span text:style-name="T8">, 69.</text:span></text:p></text:note-body></text:note> The emergence of an entirely new history for a known event raised a question of whether, as scholars, they had collaborated in the deception of the Polish nation regarding Judeo-Polish relations. In the span of a year; <text:span text:style-name="T3">Neighbors</text:span> launched public consciousness of the Jedwabne pogrom from obscurity to social saturation; even academic critics of Gross appreciated the public attention <text:span text:style-name="T3">Neighbors</text:span> drew to their field of study.<text:note text:id="ftn79" text:note-class="footnote"><text:note-citation>131</text:note-citation><text:note-body><text:p text:style-name="Footnote">Chodakiewicz, <text:span text:style-name="T1">The Massacre in Jedwabne,</text:span> 159.</text:p></text:note-body></text:note><text:span text:style-name="Endnote_20_anchor"> </text:span>Yet if raising awareness about Polish-Jewish relations was only a matter of substantive analysis, what could be said of the paucity of literature on Jedwabne before <text:span text:style-name="T2">Neighbors</text:span>? Gross and his proponents contended that this oversight of historiography was a negligent miscarriage of academic integrity.<text:note text:id="ftn80" text:note-class="footnote"><text:note-citation>132</text:note-citation><text:note-body><text:p text:style-name="Footnote">Strzembosz, et al., "A Roundtable Discussion,” 259.</text:p></text:note-body></text:note> Strzembosz, a vocal critic of Gross whose region and time-frame of expertise included the Jedwabne massacre, justified his lack of publication on Jedwabne on the basis that he did not believe Jedwabne to be of remarkable importance.<text:note text:id="ftn81" text:note-class="footnote"><text:note-citation>133</text:note-citation><text:note-body><text:p text:style-name="Footnote">Ibid.</text:p></text:note-body></text:note><text:span text:style-name="Endnote_20_anchor"> </text:span>Strzembosz additionally cited the repression of academic research during Soviet occupation. The particulars of Soviet restriction on scholarship in itself became an unfordable chasm of memory between Gross's proponents and opponents, much as the debate over historical Polish-Jewish relations had become. </text:p>
      <text:p text:style-name="P4"><text:tab/>Having lacked a shared narrative of the Jedwabne pogrom, having lacked a shared history of the nation of Poland, having lacked a consensus over the nature of the ailment facing the Polish nation, and having lacked a consensus over the appropriate panacea, these physicians of the Polish nation in fact lacked a common patient. Gross's opposition charged that revisionists <text:soft-page-break/>were not only anti-Polish, but non-Polish. Chodakiewicz observed Poles were particularly critical “of both Gross and his thesis,” while “a number of Western pundits embraced [Gross's] hypothesis wholeheartedly.”<text:note text:id="ftn82" text:note-class="footnote"><text:note-citation>134</text:note-citation><text:note-body><text:p text:style-name="Footnote">Chodakiewicz, <text:span text:style-name="T1">The Massacre in Jedwabne,</text:span> 150.</text:p></text:note-body></text:note><text:span text:style-name="Endnote_20_anchor"> </text:span>According to Chodakiewicz, the failure of Western pundits to accurately appraise Gross's thesis stemmed from a politically-motivated desire to present the entirety of Europe as Hitler's "willing executions."<text:note text:id="ftn83" text:note-class="footnote"><text:note-citation>135</text:note-citation><text:note-body><text:p text:style-name="Footnote">Ibid., 149.</text:p></text:note-body></text:note><text:span text:style-name="Endnote_20_anchor"> </text:span>Chodakiewicz all but names one "Western pundit" in particular: Jan T Gross, who wrote <text:span text:style-name="T3">Neighbors</text:span> after emigrating from Poland. </text:p>
      <text:p text:style-name="P1"><text:tab/>Conversely, supporters of revisionism of Polish-Jewish relations charged that traditionalists were blinded by a national identity that repulsed critical introspection. According to Gross's supporters, <text:span text:style-name="T3">Neighbors</text:span> assaulted a "national myth" of Poles as victims and of Poland as the embodiment of Europe's "highest spiritual values."<text:note text:id="ftn84" text:note-class="footnote"><text:note-citation>136</text:note-citation><text:note-body><text:p text:style-name="Footnote">Ilya Prizel, “Jedwabne: Will the Right Question be Raised?” <text:span text:style-name="T1">East European Politics and Societies 16</text:span> (Feb 2002), 278.</text:p></text:note-body></text:note><text:span text:style-name="Endnote_20_anchor"> </text:span>Tokarska-Bakir argued that the rejection of Gross's thesis was an artifact of a nation stricken by a pathological obsession for innocence. From an internal perspective of Polish affairs, she wrote, one looses both the ability to critically evaluate matters placing Poland vulnerable to guilt, and “to see that the rules that govern Polish public and private debate are controlled by this pressure of innocence.”<text:note text:id="ftn85" text:note-class="footnote"><text:note-citation>137</text:note-citation><text:note-body><text:p text:style-name="Footnote">Tokarska-Bakir, “Obsessed with Innocence,” 76.</text:p></text:note-body></text:note> One particularly searing critique of the Jedwabne debate lambasted those ascribing to the traditionalist identity as entirely different, primitive species: “<text:span text:style-name="T1">Homo Jedvabicus.</text:span><text:span text:style-name="T8">”</text:span><text:span text:style-name="Endnote_20_anchor"><text:span text:style-name="T8"><text:note text:id="ftn86" text:note-class="footnote"><text:note-citation>138</text:note-citation><text:note-body><text:p text:style-name="Footnote">Jerzy Slawomir Mac, “Homo Jedvabicus,” <text:span text:style-name="T1">Wprost </text:span><text:span text:style-name="T8">(Poznań)</text:span>, 22 January 2001, in <text:span text:style-name="T1">The Neighbors Respond: The Controversy over the Massacre in Jedwabne</text:span>, eds. Antony Polonsky and Joanna Michlic (Princeton: Princeton University Press, 2004), 114-8.</text:p></text:note-body></text:note></text:span></text:span><text:span text:style-name="Endnote_20_anchor"><text:span text:style-name="T8"> </text:span></text:span>Tokarska-Bakir went so far to wonder if Gross could have written <text:span text:style-name="T3">Neighbors</text:span> if not for his time outside Poland. </text:p>
      <text:p text:style-name="P6">Bibliography</text:p>
      <text:p text:style-name="P11">Bikont, Anna. “We of Jedwabne,” <text:span text:style-name="T1">Gazeta Wyborcza</text:span> (Warsaw), March 23, 2001. In <text:span text:style-name="T2">The Neighbors Respond: The Controversy over the Massacre in Jedwabne,</text:span> edited by Antony Polonsky and Joanna Michlic, 267-303. Oxford: Princeton University Press, 2004.</text:p>
      <text:p text:style-name="P11">Dobroński, Adam. “Jedwabne Stigmatized.” <text:span text:style-name="T1">Kurier Poranny</text:span> (Białystok), December 1, 2000. in Thou Shalt Not Kill: Poles on Jedwabne, edited by William Brand (Warsaw: Więź, 2001).</text:p>
      <text:p text:style-name="P11">Godlewski, Krzysztof, Stanisław Michałowski, Edward Orłowski, Stanisław Przedchodzki, Stanisław Marczuk, Jacek Borkowicz and Michał Czajkowski, ed. Jacek Borkowicz, "We are Different People: A Discussion About Jedwabne in Jedwabne," <text:span text:style-name="T1">Więź</text:span> (Warsaw), April 2001. In <text:span text:style-name="T2">The Neighbors Respond: The Controversy over the Massacre in Jedwabne,</text:span> edited by Antony Polonsky and Joanna Michlic, 186-199. Oxford: Princeton University Press, 2004.</text:p>
      <text:p text:style-name="P11">Gross, Jan. “Critical Remarks Indeed.” In <text:span text:style-name="T2">The Neighbors Respond: The Controversy over the Massacre in Jedwabne,</text:span> edited by Antony Polonsky and Joanna Michlic, 344-370. Oxford: Princeton University Press, 2004.</text:p>
      <text:p text:style-name="P11">Ignatiew, Radosław. “Findings of Investigation S 1/0/Zn into the Murder of Polish Citizens of Jewish Origin in the Town of Jedwabne on 10 July 1941, Pursuant to Article 1 Point 1 of the Decree of 31 August 1944,” July, 9, 2002. In <text:span text:style-name="T2">The Neighbors Respond: The Controversy over the Massacre in Jedwabne,</text:span> edited by Antony Polonsky and Joanna Michlic, 133-136. Oxford: Princeton University Press, 2004.</text:p>
      <text:p text:style-name="P11">Kaczyńska, Maria. “In Memory and Admonition,” <text:span text:style-name="T1">Gazeta Współczesna</text:span> (Białystok), July 11, 2000. In <text:span text:style-name="T2">The Neighbors Respond: The Controversy over the Massacre in Jedwabne,</text:span> edited by Antony Polonsky and Joanna Michlic, 64-66. Oxford: Princeton University Press, 2004.</text:p>
      <text:p text:style-name="P11">Kaczyński, Andrzej. “Burnt Offering,” <text:span text:style-name="T3">Rzeczpospolita</text:span> (Warsaw), May 5, 2000. In <text:span text:style-name="T2">The Neighbors Respond: The Controversy over the Massacre in Jedwabne,</text:span> edited by Antony Polonsky and Joanna Michlic, 50-59. Oxford: Princeton University Press, 2004.</text:p>
      <text:p text:style-name="P11"><text:soft-page-break/>Kwaśniewski, Aleksander. Address Marking the Sixtieth Anniversary of the Jedwabne Tragedy, Jedwabne, 10 July 2001. In <text:span text:style-name="T2">The Neighbors Respond: The Controversy over the Massacre in Jedwabne,</text:span> edited by Antony Polonsky and Joanna Michlic, 130-132. Oxford: Princeton University Press, 2004.</text:p>
      <text:p text:style-name="P11">Musiał, Bogdan. “The Pogrom in Jedwabne: Critical Remarks About Jan T. Gross's <text:span text:style-name="T2">Neighbors</text:span>.” In <text:span text:style-name="T2">The Neighbors Respond: The Controversy over the Massacre in Jedwabne,</text:span> edited by Antony Polonsky and Joanna Michlic, 304-343. Oxford: Princeton University Press, 2004.</text:p>
      <text:p text:style-name="P11">Persak, Krzysztof. “Jedwabne before the Court: Poland’s Justice and the Jedwabne Massacre—Investigations and Court Proceedings, 1947–1974.” <text:span text:style-name="T1">East European Politics &amp; Societies 25</text:span>, no. 3 (August 2011): 410-432.</text:p>
      <text:p text:style-name="P11"><text:span text:style-name="T1">Poland - Legacy of Jedwabne</text:span>. Directed by Slawomir Grunberg. 2005. Surrey, UK: Journeyman Pictures. DVD.</text:p>
      <text:p text:style-name="P11">Polonsky, Antony and Joanna Michlic, eds. <text:span text:style-name="T2">The Neighbors Respond: The Controversy over the Massacre in Jedwabne,</text:span> edited by Antony Polonsky and Joanna Michlic, 344-370. Oxford: Princeton University Press, 2004. </text:p>
      <text:p text:style-name="P11">Polskie Towarzystwo Socjologiczne, “Poles' Opinions About the Crime in Jedwabne—Changes in Social Consciousness,” <text:span text:style-name="T1">Polish Sociological Review</text:span>, no. 137 (2002): 117-128.</text:p>
      <text:p text:style-name="P11">Strzembosz, Tomasz. “Collaboration Passed Over In Silence,” <text:span text:style-name="T2">Rzeczpospolita</text:span> (Warsaw), May 5, 2000. In <text:span text:style-name="T2">The Neighbors Respond: The Controversy over the Massacre in Jedwabne,</text:span> edited by Antony Polonsky and Joanna Michlic, 220-236. Oxford: Princeton University Press, 2004.</text:p>
      <text:p text:style-name="P11">Szczęsna, Gabriela. “The Blood of Jedwabne.” <text:span text:style-name="T2">Kontakty</text:span> (Łomża), May 5, 2000. In <text:span text:style-name="T2">The Neighbors Respond: The Controversy over the Massacre in Jedwabne,</text:span> edited by Antony Polonsky and Joanna Michlic, 50-59. Oxford: Princeton University Press, 20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End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100%" fo:margin-left="0.2402in" fo:margin-right="0in" fo:line-height="100%" fo:text-indent="-0.2402in" style:auto-text-indent="false" text:number-lines="false" text:line-number="0">
        <style:tab-stops/>
      </style:paragraph-properties>
      <style:text-properties fo:font-size="12pt" style:font-size-asian="12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Blockquote" style:family="paragraph" style:parent-style-name="Standard" style:class="text" style:master-page-name="">
      <style:paragraph-properties fo:margin="100%" fo:margin-left="0.5in" fo:margin-right="0.5in" fo:line-height="200%" fo:text-indent="0in" style:auto-text-indent="false" style:page-number="auto">
        <style:tab-stops/>
      </style:paragraph-properties>
      <style:text-properties style:font-size-asian="10.5pt"/>
    </style:style>
    <style:style style:name="Hanging_20_indent" style:display-name="Hanging indent" style:family="paragraph" style:parent-style-name="Text_20_body" style:class="text">
      <style:paragraph-properties fo:margin="100%" fo:margin-left="0.5in" fo:margin-right="0in" fo:text-indent="-0.5in" style:auto-text-indent="false">
        <style:tab-stops/>
      </style:paragraph-properties>
    </style:style>
    <style:style style:name="First_20_line_20_indent" style:display-name="First line indent" style:family="paragraph" style:parent-style-name="Text_20_body" style:class="text">
      <style:paragraph-properties fo:margin="100%" fo:margin-left="0in" fo:margin-right="0in" fo:text-indent="0.1965in"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style:font-size-asian="14pt" style:font-weight-asian="bold" style:font-name-complex="FreeSans" style:font-size-complex="14pt" style:font-weight-complex="bold"/>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renn <text:page-number text:select-page="current">42</text:page-number></text:p>
      </style:header>
    </style:master-page>
    <style:master-page style:name="Endnote" style:page-layout-name="Mpm2"/>
    <style:master-page style:name="Foot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2:26:28</meta:creation-date>
    <meta:editing-duration>PT11H5M16S</meta:editing-duration>
    <meta:editing-cycles>48</meta:editing-cycles>
    <meta:generator>LibreOffice/3.5$Linux_x86 LibreOffice_project/350m1$Build-2</meta:generator>
    <dc:date>2015-05-01T12:32:47</dc:date>
    <meta:document-statistic meta:table-count="0" meta:image-count="0" meta:object-count="0" meta:page-count="43" meta:paragraph-count="238" meta:word-count="12331" meta:character-count="78260" meta:non-whitespace-character-count="66273"/>
  </office:meta>
</office:document-meta>
</file>